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ms" table:style-name="ta1">
        <table:shapes>
          <draw:frame draw:z-index="0" draw:style-name="gr1" draw:text-style-name="P1" svg:width="15.999cm" svg:height="8.999cm" svg:x="14.163cm" svg:y="0.1cm">
            <draw:object draw:notify-on-update-of-ranges="rms.A1:rms.A1 rms.A2:rms.A134 rms.B1:rms.B1 rms.B2:rms.B134 rms.C1:rms.C1 rms.C2:rms.C134 rms.D1:rms.D1 rms.D2:rms.D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ocals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.183569631190039" calcext:value-type="float">
            <text:p>0,183569631190039</text:p>
          </table:table-cell>
          <table:table-cell office:value-type="float" office:value="3.02607426419854" calcext:value-type="float">
            <text:p>3,02607426419854</text:p>
          </table:table-cell>
          <table:table-cell office:value-type="float" office:value="0.279230414889753" calcext:value-type="float">
            <text:p>0,279230414889753</text:p>
          </table:table-cell>
          <table:table-cell office:value-type="float" office:value="1.50060618761927" calcext:value-type="float">
            <text:p>1,50060618761927</text:p>
          </table:table-cell>
        </table:table-row>
        <table:table-row table:style-name="ro1">
          <table:table-cell office:value-type="float" office:value="0.68700616247952" calcext:value-type="float">
            <text:p>0,68700616247952</text:p>
          </table:table-cell>
          <table:table-cell office:value-type="float" office:value="7.95329082757235" calcext:value-type="float">
            <text:p>7,95329082757235</text:p>
          </table:table-cell>
          <table:table-cell office:value-type="float" office:value="2.30809953063726" calcext:value-type="float">
            <text:p>2,30809953063726</text:p>
          </table:table-cell>
          <table:table-cell office:value-type="float" office:value="2.99150799401104" calcext:value-type="float">
            <text:p>2,99150799401104</text:p>
          </table:table-cell>
        </table:table-row>
        <table:table-row table:style-name="ro1">
          <table:table-cell office:value-type="float" office:value="1.25299254432321" calcext:value-type="float">
            <text:p>1,25299254432321</text:p>
          </table:table-cell>
          <table:table-cell office:value-type="float" office:value="5.04173571243882" calcext:value-type="float">
            <text:p>5,04173571243882</text:p>
          </table:table-cell>
          <table:table-cell office:value-type="float" office:value="0.750945531763136" calcext:value-type="float">
            <text:p>0,750945531763136</text:p>
          </table:table-cell>
          <table:table-cell office:value-type="float" office:value="2.74912151508033" calcext:value-type="float">
            <text:p>2,74912151508033</text:p>
          </table:table-cell>
        </table:table-row>
        <table:table-row table:style-name="ro1">
          <table:table-cell office:value-type="float" office:value="0.664264603983611" calcext:value-type="float">
            <text:p>0,664264603983611</text:p>
          </table:table-cell>
          <table:table-cell office:value-type="float" office:value="17.6104586571455" calcext:value-type="float">
            <text:p>17,6104586571455</text:p>
          </table:table-cell>
          <table:table-cell office:value-type="float" office:value="1.52768928091973" calcext:value-type="float">
            <text:p>1,52768928091973</text:p>
          </table:table-cell>
          <table:table-cell office:value-type="float" office:value="3.05215641856194" calcext:value-type="float">
            <text:p>3,05215641856194</text:p>
          </table:table-cell>
        </table:table-row>
        <table:table-row table:style-name="ro1">
          <table:table-cell office:value-type="float" office:value="0.887766480445862" calcext:value-type="float">
            <text:p>0,887766480445862</text:p>
          </table:table-cell>
          <table:table-cell office:value-type="float" office:value="9.30956657975912" calcext:value-type="float">
            <text:p>9,30956657975912</text:p>
          </table:table-cell>
          <table:table-cell office:value-type="float" office:value="1.97904394008219" calcext:value-type="float">
            <text:p>1,97904394008219</text:p>
          </table:table-cell>
          <table:table-cell office:value-type="float" office:value="4.56405803561211" calcext:value-type="float">
            <text:p>4,56405803561211</text:p>
          </table:table-cell>
        </table:table-row>
        <table:table-row table:style-name="ro1">
          <table:table-cell office:value-type="float" office:value="0.587406510021538" calcext:value-type="float">
            <text:p>0,587406510021538</text:p>
          </table:table-cell>
          <table:table-cell office:value-type="float" office:value="5.39864785969257" calcext:value-type="float">
            <text:p>5,39864785969257</text:p>
          </table:table-cell>
          <table:table-cell office:value-type="float" office:value="0.879376544617117" calcext:value-type="float">
            <text:p>0,879376544617117</text:p>
          </table:table-cell>
          <table:table-cell office:value-type="float" office:value="4.63096052408218" calcext:value-type="float">
            <text:p>4,63096052408218</text:p>
          </table:table-cell>
        </table:table-row>
        <table:table-row table:style-name="ro1">
          <table:table-cell office:value-type="float" office:value="0.223083552555181" calcext:value-type="float">
            <text:p>0,223083552555181</text:p>
          </table:table-cell>
          <table:table-cell office:value-type="float" office:value="8.68408102542162" calcext:value-type="float">
            <text:p>8,68408102542162</text:p>
          </table:table-cell>
          <table:table-cell office:value-type="float" office:value="2.00213142670691" calcext:value-type="float">
            <text:p>2,00213142670691</text:p>
          </table:table-cell>
          <table:table-cell office:value-type="float" office:value="1.22220616322011" calcext:value-type="float">
            <text:p>1,22220616322011</text:p>
          </table:table-cell>
        </table:table-row>
        <table:table-row table:style-name="ro1">
          <table:table-cell office:value-type="float" office:value="0.198266701772809" calcext:value-type="float">
            <text:p>0,198266701772809</text:p>
          </table:table-cell>
          <table:table-cell office:value-type="float" office:value="2.03707511536777" calcext:value-type="float">
            <text:p>2,03707511536777</text:p>
          </table:table-cell>
          <table:table-cell office:value-type="float" office:value="0.715568254236132" calcext:value-type="float">
            <text:p>0,715568254236132</text:p>
          </table:table-cell>
          <table:table-cell office:value-type="float" office:value="0.708151434082538" calcext:value-type="float">
            <text:p>0,708151434082538</text:p>
          </table:table-cell>
        </table:table-row>
        <table:table-row table:style-name="ro1">
          <table:table-cell office:value-type="float" office:value="0.336329656420276" calcext:value-type="float">
            <text:p>0,336329656420276</text:p>
          </table:table-cell>
          <table:table-cell office:value-type="float" office:value="15.9414988011122" calcext:value-type="float">
            <text:p>15,9414988011122</text:p>
          </table:table-cell>
          <table:table-cell office:value-type="float" office:value="6.00899895653129" calcext:value-type="float">
            <text:p>6,00899895653129</text:p>
          </table:table-cell>
          <table:table-cell office:value-type="float" office:value="0.751861603930593" calcext:value-type="float">
            <text:p>0,751861603930593</text:p>
          </table:table-cell>
        </table:table-row>
        <table:table-row table:style-name="ro1">
          <table:table-cell office:value-type="float" office:value="0.185882861842401" calcext:value-type="float">
            <text:p>0,185882861842401</text:p>
          </table:table-cell>
          <table:table-cell office:value-type="float" office:value="4.59999870508909" calcext:value-type="float">
            <text:p>4,59999870508909</text:p>
          </table:table-cell>
          <table:table-cell office:value-type="float" office:value="1.27294240519404" calcext:value-type="float">
            <text:p>1,27294240519404</text:p>
          </table:table-cell>
          <table:table-cell office:value-type="float" office:value="0.708977924659848" calcext:value-type="float">
            <text:p>0,708977924659848</text:p>
          </table:table-cell>
        </table:table-row>
        <table:table-row table:style-name="ro1">
          <table:table-cell office:value-type="float" office:value="0.321521976729855" calcext:value-type="float">
            <text:p>0,321521976729855</text:p>
          </table:table-cell>
          <table:table-cell office:value-type="float" office:value="2.3351707495749" calcext:value-type="float">
            <text:p>2,3351707495749</text:p>
          </table:table-cell>
          <table:table-cell office:value-type="float" office:value="0.395765557186678" calcext:value-type="float">
            <text:p>0,395765557186678</text:p>
          </table:table-cell>
          <table:table-cell office:value-type="float" office:value="1.35582603979856" calcext:value-type="float">
            <text:p>1,35582603979856</text:p>
          </table:table-cell>
        </table:table-row>
        <table:table-row table:style-name="ro1">
          <table:table-cell office:value-type="float" office:value="0.185862430953421" calcext:value-type="float">
            <text:p>0,185862430953421</text:p>
          </table:table-cell>
          <table:table-cell office:value-type="float" office:value="13.145268894732" calcext:value-type="float">
            <text:p>13,145268894732</text:p>
          </table:table-cell>
          <table:table-cell office:value-type="float" office:value="1.96670461446047" calcext:value-type="float">
            <text:p>1,96670461446047</text:p>
          </table:table-cell>
          <table:table-cell office:value-type="float" office:value="0.871126132551581" calcext:value-type="float">
            <text:p>0,871126132551581</text:p>
          </table:table-cell>
        </table:table-row>
        <table:table-row table:style-name="ro1">
          <table:table-cell office:value-type="float" office:value="0.102416961453855" calcext:value-type="float">
            <text:p>0,102416961453855</text:p>
          </table:table-cell>
          <table:table-cell office:value-type="float" office:value="1.77422899287194" calcext:value-type="float">
            <text:p>1,77422899287194</text:p>
          </table:table-cell>
          <table:table-cell office:value-type="float" office:value="0.523371971212328" calcext:value-type="float">
            <text:p>0,523371971212328</text:p>
          </table:table-cell>
          <table:table-cell office:value-type="float" office:value="0.519050576258451" calcext:value-type="float">
            <text:p>0,519050576258451</text:p>
          </table:table-cell>
        </table:table-row>
        <table:table-row table:style-name="ro1">
          <table:table-cell office:value-type="float" office:value="0.383111444534734" calcext:value-type="float">
            <text:p>0,383111444534734</text:p>
          </table:table-cell>
          <table:table-cell office:value-type="float" office:value="18.0236995220184" calcext:value-type="float">
            <text:p>18,0236995220184</text:p>
          </table:table-cell>
          <table:table-cell office:value-type="float" office:value="5.92544628307223" calcext:value-type="float">
            <text:p>5,92544628307223</text:p>
          </table:table-cell>
          <table:table-cell office:value-type="float" office:value="1.99320912361145" calcext:value-type="float">
            <text:p>1,99320912361145</text:p>
          </table:table-cell>
        </table:table-row>
        <table:table-row table:style-name="ro1">
          <table:table-cell office:value-type="float" office:value="0.0802477006800473" calcext:value-type="float">
            <text:p>0,0802477006800473</text:p>
          </table:table-cell>
          <table:table-cell office:value-type="float" office:value="2.4611393455416" calcext:value-type="float">
            <text:p>2,4611393455416</text:p>
          </table:table-cell>
          <table:table-cell office:value-type="float" office:value="0.673973467200995" calcext:value-type="float">
            <text:p>0,673973467200995</text:p>
          </table:table-cell>
          <table:table-cell office:value-type="float" office:value="0.363979983376339" calcext:value-type="float">
            <text:p>0,363979983376339</text:p>
          </table:table-cell>
        </table:table-row>
        <table:table-row table:style-name="ro1">
          <table:table-cell office:value-type="float" office:value="0.0554774269403424" calcext:value-type="float">
            <text:p>0,0554774269403424</text:p>
          </table:table-cell>
          <table:table-cell office:value-type="float" office:value="1.79033866152167" calcext:value-type="float">
            <text:p>1,79033866152167</text:p>
          </table:table-cell>
          <table:table-cell office:value-type="float" office:value="0.493982515763491" calcext:value-type="float">
            <text:p>0,493982515763491</text:p>
          </table:table-cell>
          <table:table-cell office:value-type="float" office:value="0.345287873642519" calcext:value-type="float">
            <text:p>0,345287873642519</text:p>
          </table:table-cell>
        </table:table-row>
        <table:table-row table:style-name="ro1">
          <table:table-cell office:value-type="float" office:value="0.165364574058913" calcext:value-type="float">
            <text:p>0,165364574058913</text:p>
          </table:table-cell>
          <table:table-cell office:value-type="float" office:value="4.05309861525893" calcext:value-type="float">
            <text:p>4,05309861525893</text:p>
          </table:table-cell>
          <table:table-cell office:value-type="float" office:value="0.868737464770675" calcext:value-type="float">
            <text:p>0,868737464770675</text:p>
          </table:table-cell>
          <table:table-cell office:value-type="float" office:value="0.734053493943065" calcext:value-type="float">
            <text:p>0,734053493943065</text:p>
          </table:table-cell>
        </table:table-row>
        <table:table-row table:style-name="ro1">
          <table:table-cell office:value-type="float" office:value="0.0958228265517391" calcext:value-type="float">
            <text:p>0,0958228265517391</text:p>
          </table:table-cell>
          <table:table-cell office:value-type="float" office:value="1.82334042619914" calcext:value-type="float">
            <text:p>1,82334042619914</text:p>
          </table:table-cell>
          <table:table-cell office:value-type="float" office:value="0.629754504188895" calcext:value-type="float">
            <text:p>0,629754504188895</text:p>
          </table:table-cell>
          <table:table-cell office:value-type="float" office:value="0.455196452094242" calcext:value-type="float">
            <text:p>0,455196452094242</text:p>
          </table:table-cell>
        </table:table-row>
        <table:table-row table:style-name="ro1">
          <table:table-cell office:value-type="float" office:value="0.467414618469775" calcext:value-type="float">
            <text:p>0,467414618469775</text:p>
          </table:table-cell>
          <table:table-cell office:value-type="float" office:value="3.06892627850175" calcext:value-type="float">
            <text:p>3,06892627850175</text:p>
          </table:table-cell>
          <table:table-cell office:value-type="float" office:value="0.590997166000307" calcext:value-type="float">
            <text:p>0,590997166000307</text:p>
          </table:table-cell>
          <table:table-cell office:value-type="float" office:value="2.51309643499553" calcext:value-type="float">
            <text:p>2,51309643499553</text:p>
          </table:table-cell>
        </table:table-row>
        <table:table-row table:style-name="ro1">
          <table:table-cell office:value-type="float" office:value="0.0782885908847675" calcext:value-type="float">
            <text:p>0,0782885908847675</text:p>
          </table:table-cell>
          <table:table-cell office:value-type="float" office:value="2.89562786929309" calcext:value-type="float">
            <text:p>2,89562786929309</text:p>
          </table:table-cell>
          <table:table-cell office:value-type="float" office:value="0.855116755701602" calcext:value-type="float">
            <text:p>0,855116755701602</text:p>
          </table:table-cell>
          <table:table-cell office:value-type="float" office:value="0.377503107301891" calcext:value-type="float">
            <text:p>0,377503107301891</text:p>
          </table:table-cell>
        </table:table-row>
        <table:table-row table:style-name="ro1">
          <table:table-cell office:value-type="float" office:value="0.274596532108262" calcext:value-type="float">
            <text:p>0,274596532108262</text:p>
          </table:table-cell>
          <table:table-cell office:value-type="float" office:value="8.37444700300694" calcext:value-type="float">
            <text:p>8,37444700300694</text:p>
          </table:table-cell>
          <table:table-cell office:value-type="float" office:value="3.80744878202677" calcext:value-type="float">
            <text:p>3,80744878202677</text:p>
          </table:table-cell>
          <table:table-cell office:value-type="float" office:value="0.845522386953235" calcext:value-type="float">
            <text:p>0,845522386953235</text:p>
          </table:table-cell>
        </table:table-row>
        <table:table-row table:style-name="ro1">
          <table:table-cell office:value-type="float" office:value="0.167625388712622" calcext:value-type="float">
            <text:p>0,167625388712622</text:p>
          </table:table-cell>
          <table:table-cell office:value-type="float" office:value="5.39051229134202" calcext:value-type="float">
            <text:p>5,39051229134202</text:p>
          </table:table-cell>
          <table:table-cell office:value-type="float" office:value="1.73675559926778" calcext:value-type="float">
            <text:p>1,73675559926778</text:p>
          </table:table-cell>
          <table:table-cell office:value-type="float" office:value="0.650410773232579" calcext:value-type="float">
            <text:p>0,650410773232579</text:p>
          </table:table-cell>
        </table:table-row>
        <table:table-row table:style-name="ro1">
          <table:table-cell office:value-type="float" office:value="0.0495228705403861" calcext:value-type="float">
            <text:p>0,0495228705403861</text:p>
          </table:table-cell>
          <table:table-cell office:value-type="float" office:value="1.96414836682379" calcext:value-type="float">
            <text:p>1,96414836682379</text:p>
          </table:table-cell>
          <table:table-cell office:value-type="float" office:value="0.751996238250285" calcext:value-type="float">
            <text:p>0,751996238250285</text:p>
          </table:table-cell>
          <table:table-cell office:value-type="float" office:value="0.371976959286258" calcext:value-type="float">
            <text:p>0,371976959286258</text:p>
          </table:table-cell>
        </table:table-row>
        <table:table-row table:style-name="ro1">
          <table:table-cell office:value-type="float" office:value="1.3079212512821" calcext:value-type="float">
            <text:p>1,3079212512821</text:p>
          </table:table-cell>
          <table:table-cell office:value-type="float" office:value="17.4095649272203" calcext:value-type="float">
            <text:p>17,4095649272203</text:p>
          </table:table-cell>
          <table:table-cell office:value-type="float" office:value="1.87123497016728" calcext:value-type="float">
            <text:p>1,87123497016728</text:p>
          </table:table-cell>
          <table:table-cell office:value-type="float" office:value="2.14820611290634" calcext:value-type="float">
            <text:p>2,14820611290634</text:p>
          </table:table-cell>
        </table:table-row>
        <table:table-row table:style-name="ro1">
          <table:table-cell office:value-type="float" office:value="0.33536393311806" calcext:value-type="float">
            <text:p>0,33536393311806</text:p>
          </table:table-cell>
          <table:table-cell office:value-type="float" office:value="5.51455374807119" calcext:value-type="float">
            <text:p>5,51455374807119</text:p>
          </table:table-cell>
          <table:table-cell office:value-type="float" office:value="1.75377575214952" calcext:value-type="float">
            <text:p>1,75377575214952</text:p>
          </table:table-cell>
          <table:table-cell office:value-type="float" office:value="6.32834574207664" calcext:value-type="float">
            <text:p>6,32834574207664</text:p>
          </table:table-cell>
        </table:table-row>
        <table:table-row table:style-name="ro1">
          <table:table-cell office:value-type="float" office:value="0.29229637584649" calcext:value-type="float">
            <text:p>0,29229637584649</text:p>
          </table:table-cell>
          <table:table-cell office:value-type="float" office:value="3.91311990097165" calcext:value-type="float">
            <text:p>3,91311990097165</text:p>
          </table:table-cell>
          <table:table-cell office:value-type="float" office:value="0.786105170845985" calcext:value-type="float">
            <text:p>0,786105170845985</text:p>
          </table:table-cell>
          <table:table-cell office:value-type="float" office:value="4.37440536916256" calcext:value-type="float">
            <text:p>4,37440536916256</text:p>
          </table:table-cell>
        </table:table-row>
        <table:table-row table:style-name="ro1">
          <table:table-cell office:value-type="float" office:value="0.103385231341235" calcext:value-type="float">
            <text:p>0,103385231341235</text:p>
          </table:table-cell>
          <table:table-cell office:value-type="float" office:value="8.6202509701252" calcext:value-type="float">
            <text:p>8,6202509701252</text:p>
          </table:table-cell>
          <table:table-cell office:value-type="float" office:value="1.73196080140769" calcext:value-type="float">
            <text:p>1,73196080140769</text:p>
          </table:table-cell>
          <table:table-cell office:value-type="float" office:value="0.966882391367108" calcext:value-type="float">
            <text:p>0,966882391367108</text:p>
          </table:table-cell>
        </table:table-row>
        <table:table-row table:style-name="ro1">
          <table:table-cell office:value-type="float" office:value="0.0724357742001303" calcext:value-type="float">
            <text:p>0,0724357742001303</text:p>
          </table:table-cell>
          <table:table-cell office:value-type="float" office:value="2.63127405196428" calcext:value-type="float">
            <text:p>2,63127405196428</text:p>
          </table:table-cell>
          <table:table-cell office:value-type="float" office:value="0.894981261808425" calcext:value-type="float">
            <text:p>0,894981261808425</text:p>
          </table:table-cell>
          <table:table-cell office:value-type="float" office:value="0.512426893692464" calcext:value-type="float">
            <text:p>0,512426893692464</text:p>
          </table:table-cell>
        </table:table-row>
        <table:table-row table:style-name="ro1">
          <table:table-cell office:value-type="float" office:value="0.280215230304748" calcext:value-type="float">
            <text:p>0,280215230304748</text:p>
          </table:table-cell>
          <table:table-cell office:value-type="float" office:value="16.4677705615759" calcext:value-type="float">
            <text:p>16,4677705615759</text:p>
          </table:table-cell>
          <table:table-cell office:value-type="float" office:value="2.87891994230449" calcext:value-type="float">
            <text:p>2,87891994230449</text:p>
          </table:table-cell>
          <table:table-cell office:value-type="float" office:value="1.03027420118451" calcext:value-type="float">
            <text:p>1,03027420118451</text:p>
          </table:table-cell>
        </table:table-row>
        <table:table-row table:style-name="ro1">
          <table:table-cell office:value-type="float" office:value="0.176559566170909" calcext:value-type="float">
            <text:p>0,176559566170909</text:p>
          </table:table-cell>
          <table:table-cell office:value-type="float" office:value="4.61043324321508" calcext:value-type="float">
            <text:p>4,61043324321508</text:p>
          </table:table-cell>
          <table:table-cell office:value-type="float" office:value="1.35281030088663" calcext:value-type="float">
            <text:p>1,35281030088663</text:p>
          </table:table-cell>
          <table:table-cell office:value-type="float" office:value="0.641154998447746" calcext:value-type="float">
            <text:p>0,641154998447746</text:p>
          </table:table-cell>
        </table:table-row>
        <table:table-row table:style-name="ro1">
          <table:table-cell office:value-type="float" office:value="0.32823279616423" calcext:value-type="float">
            <text:p>0,32823279616423</text:p>
          </table:table-cell>
          <table:table-cell office:value-type="float" office:value="2.02434696257114" calcext:value-type="float">
            <text:p>2,02434696257114</text:p>
          </table:table-cell>
          <table:table-cell office:value-type="float" office:value="0.449465005658567" calcext:value-type="float">
            <text:p>0,449465005658567</text:p>
          </table:table-cell>
          <table:table-cell office:value-type="float" office:value="1.31183862686157" calcext:value-type="float">
            <text:p>1,31183862686157</text:p>
          </table:table-cell>
        </table:table-row>
        <table:table-row table:style-name="ro1">
          <table:table-cell office:value-type="float" office:value="0.174735047039576" calcext:value-type="float">
            <text:p>0,174735047039576</text:p>
          </table:table-cell>
          <table:table-cell office:value-type="float" office:value="13.7253915891051" calcext:value-type="float">
            <text:p>13,7253915891051</text:p>
          </table:table-cell>
          <table:table-cell office:value-type="float" office:value="1.63215771317482" calcext:value-type="float">
            <text:p>1,63215771317482</text:p>
          </table:table-cell>
          <table:table-cell office:value-type="float" office:value="0.818200060166419" calcext:value-type="float">
            <text:p>0,818200060166419</text:p>
          </table:table-cell>
        </table:table-row>
        <table:table-row table:style-name="ro1">
          <table:table-cell office:value-type="float" office:value="0.0243849171965849" calcext:value-type="float">
            <text:p>0,0243849171965849</text:p>
          </table:table-cell>
          <table:table-cell office:value-type="float" office:value="1.64898624643683" calcext:value-type="float">
            <text:p>1,64898624643683</text:p>
          </table:table-cell>
          <table:table-cell office:value-type="float" office:value="0.522095302585512" calcext:value-type="float">
            <text:p>0,522095302585512</text:p>
          </table:table-cell>
          <table:table-cell office:value-type="float" office:value="0.393466092646122" calcext:value-type="float">
            <text:p>0,393466092646122</text:p>
          </table:table-cell>
        </table:table-row>
        <table:table-row table:style-name="ro1">
          <table:table-cell office:value-type="float" office:value="0.511263438966125" calcext:value-type="float">
            <text:p>0,511263438966125</text:p>
          </table:table-cell>
          <table:table-cell office:value-type="float" office:value="16.1151569336653" calcext:value-type="float">
            <text:p>16,1151569336653</text:p>
          </table:table-cell>
          <table:table-cell office:value-type="float" office:value="6.18151761591435" calcext:value-type="float">
            <text:p>6,18151761591435</text:p>
          </table:table-cell>
          <table:table-cell office:value-type="float" office:value="4.68313321471214" calcext:value-type="float">
            <text:p>4,68313321471214</text:p>
          </table:table-cell>
        </table:table-row>
        <table:table-row table:style-name="ro1">
          <table:table-cell office:value-type="float" office:value="0.200728376512416" calcext:value-type="float">
            <text:p>0,200728376512416</text:p>
          </table:table-cell>
          <table:table-cell office:value-type="float" office:value="7.51349795609713" calcext:value-type="float">
            <text:p>7,51349795609713</text:p>
          </table:table-cell>
          <table:table-cell office:value-type="float" office:value="1.38235138729215" calcext:value-type="float">
            <text:p>1,38235138729215</text:p>
          </table:table-cell>
          <table:table-cell office:value-type="float" office:value="0.564052083063871" calcext:value-type="float">
            <text:p>0,564052083063871</text:p>
          </table:table-cell>
        </table:table-row>
        <table:table-row table:style-name="ro1">
          <table:table-cell office:value-type="float" office:value="0.162648051627912" calcext:value-type="float">
            <text:p>0,162648051627912</text:p>
          </table:table-cell>
          <table:table-cell office:value-type="float" office:value="1.93547690287232" calcext:value-type="float">
            <text:p>1,93547690287232</text:p>
          </table:table-cell>
          <table:table-cell office:value-type="float" office:value="0.486564909806475" calcext:value-type="float">
            <text:p>0,486564909806475</text:p>
          </table:table-cell>
          <table:table-cell office:value-type="float" office:value="0.628314272034913" calcext:value-type="float">
            <text:p>0,628314272034913</text:p>
          </table:table-cell>
        </table:table-row>
        <table:table-row table:style-name="ro1">
          <table:table-cell office:value-type="float" office:value="0.690072716679424" calcext:value-type="float">
            <text:p>0,690072716679424</text:p>
          </table:table-cell>
          <table:table-cell office:value-type="float" office:value="12.4647011980414" calcext:value-type="float">
            <text:p>12,4647011980414</text:p>
          </table:table-cell>
          <table:table-cell office:value-type="float" office:value="4.01505222544074" calcext:value-type="float">
            <text:p>4,01505222544074</text:p>
          </table:table-cell>
          <table:table-cell office:value-type="float" office:value="1.4936561929062" calcext:value-type="float">
            <text:p>1,4936561929062</text:p>
          </table:table-cell>
        </table:table-row>
        <table:table-row table:style-name="ro1">
          <table:table-cell office:value-type="float" office:value="0.135143200168386" calcext:value-type="float">
            <text:p>0,135143200168386</text:p>
          </table:table-cell>
          <table:table-cell office:value-type="float" office:value="1.86804123222828" calcext:value-type="float">
            <text:p>1,86804123222828</text:p>
          </table:table-cell>
          <table:table-cell office:value-type="float" office:value="0.47585682477802" calcext:value-type="float">
            <text:p>0,47585682477802</text:p>
          </table:table-cell>
          <table:table-cell office:value-type="float" office:value="0.612959905993193" calcext:value-type="float">
            <text:p>0,612959905993193</text:p>
          </table:table-cell>
        </table:table-row>
        <table:table-row table:style-name="ro1">
          <table:table-cell office:value-type="float" office:value="0.786641787271947" calcext:value-type="float">
            <text:p>0,786641787271947</text:p>
          </table:table-cell>
          <table:table-cell office:value-type="float" office:value="20.3737933188677" calcext:value-type="float">
            <text:p>20,3737933188677</text:p>
          </table:table-cell>
          <table:table-cell office:value-type="float" office:value="1.33763579651713" calcext:value-type="float">
            <text:p>1,33763579651713</text:p>
          </table:table-cell>
          <table:table-cell office:value-type="float" office:value="6.85575045645237" calcext:value-type="float">
            <text:p>6,85575045645237</text:p>
          </table:table-cell>
        </table:table-row>
        <table:table-row table:style-name="ro1">
          <table:table-cell office:value-type="float" office:value="0.666518695652485" calcext:value-type="float">
            <text:p>0,666518695652485</text:p>
          </table:table-cell>
          <table:table-cell office:value-type="float" office:value="6.49820221588016" calcext:value-type="float">
            <text:p>6,49820221588016</text:p>
          </table:table-cell>
          <table:table-cell office:value-type="float" office:value="1.42521818634123" calcext:value-type="float">
            <text:p>1,42521818634123</text:p>
          </table:table-cell>
          <table:table-cell office:value-type="float" office:value="2.82685179263353" calcext:value-type="float">
            <text:p>2,82685179263353</text:p>
          </table:table-cell>
        </table:table-row>
        <table:table-row table:style-name="ro1">
          <table:table-cell office:value-type="float" office:value="0.489883183036" calcext:value-type="float">
            <text:p>0,489883183036</text:p>
          </table:table-cell>
          <table:table-cell office:value-type="float" office:value="5.24637196213007" calcext:value-type="float">
            <text:p>5,24637196213007</text:p>
          </table:table-cell>
          <table:table-cell office:value-type="float" office:value="1.1450193123892" calcext:value-type="float">
            <text:p>1,1450193123892</text:p>
          </table:table-cell>
          <table:table-cell office:value-type="float" office:value="2.44133570231497" calcext:value-type="float">
            <text:p>2,44133570231497</text:p>
          </table:table-cell>
        </table:table-row>
        <table:table-row table:style-name="ro1">
          <table:table-cell office:value-type="float" office:value="0.469937891466543" calcext:value-type="float">
            <text:p>0,469937891466543</text:p>
          </table:table-cell>
          <table:table-cell office:value-type="float" office:value="8.16463492810726" calcext:value-type="float">
            <text:p>8,16463492810726</text:p>
          </table:table-cell>
          <table:table-cell office:value-type="float" office:value="4.44900570437312" calcext:value-type="float">
            <text:p>4,44900570437312</text:p>
          </table:table-cell>
          <table:table-cell office:value-type="float" office:value="1.91417860332876" calcext:value-type="float">
            <text:p>1,91417860332876</text:p>
          </table:table-cell>
        </table:table-row>
        <table:table-row table:style-name="ro1">
          <table:table-cell office:value-type="float" office:value="1.38631789013743" calcext:value-type="float">
            <text:p>1,38631789013743</text:p>
          </table:table-cell>
          <table:table-cell office:value-type="float" office:value="5.96605287864804" calcext:value-type="float">
            <text:p>5,96605287864804</text:p>
          </table:table-cell>
          <table:table-cell office:value-type="float" office:value="0.903975800611079" calcext:value-type="float">
            <text:p>0,903975800611079</text:p>
          </table:table-cell>
          <table:table-cell office:value-type="float" office:value="3.16703785210848" calcext:value-type="float">
            <text:p>3,16703785210848</text:p>
          </table:table-cell>
        </table:table-row>
        <table:table-row table:style-name="ro1">
          <table:table-cell office:value-type="float" office:value="1.21730950195342" calcext:value-type="float">
            <text:p>1,21730950195342</text:p>
          </table:table-cell>
          <table:table-cell office:value-type="float" office:value="18.1607287377119" calcext:value-type="float">
            <text:p>18,1607287377119</text:p>
          </table:table-cell>
          <table:table-cell office:value-type="float" office:value="1.63229194004089" calcext:value-type="float">
            <text:p>1,63229194004089</text:p>
          </table:table-cell>
          <table:table-cell office:value-type="float" office:value="2.36486340872943" calcext:value-type="float">
            <text:p>2,36486340872943</text:p>
          </table:table-cell>
        </table:table-row>
        <table:table-row table:style-name="ro1">
          <table:table-cell office:value-type="float" office:value="0.610635848715901" calcext:value-type="float">
            <text:p>0,610635848715901</text:p>
          </table:table-cell>
          <table:table-cell office:value-type="float" office:value="6.11862540245056" calcext:value-type="float">
            <text:p>6,11862540245056</text:p>
          </table:table-cell>
          <table:table-cell office:value-type="float" office:value="1.46820035297424" calcext:value-type="float">
            <text:p>1,46820035297424</text:p>
          </table:table-cell>
          <table:table-cell office:value-type="float" office:value="6.83154724538326" calcext:value-type="float">
            <text:p>6,83154724538326</text:p>
          </table:table-cell>
        </table:table-row>
        <table:table-row table:style-name="ro1">
          <table:table-cell office:value-type="float" office:value="0.564665766432881" calcext:value-type="float">
            <text:p>0,564665766432881</text:p>
          </table:table-cell>
          <table:table-cell office:value-type="float" office:value="3.9197807200253" calcext:value-type="float">
            <text:p>3,9197807200253</text:p>
          </table:table-cell>
          <table:table-cell office:value-type="float" office:value="1.20254408102483" calcext:value-type="float">
            <text:p>1,20254408102483</text:p>
          </table:table-cell>
          <table:table-cell office:value-type="float" office:value="5.81464497372508" calcext:value-type="float">
            <text:p>5,81464497372508</text:p>
          </table:table-cell>
        </table:table-row>
        <table:table-row table:style-name="ro1">
          <table:table-cell office:value-type="float" office:value="0.418820243794471" calcext:value-type="float">
            <text:p>0,418820243794471</text:p>
          </table:table-cell>
          <table:table-cell office:value-type="float" office:value="14.9961048737168" calcext:value-type="float">
            <text:p>14,9961048737168</text:p>
          </table:table-cell>
          <table:table-cell office:value-type="float" office:value="2.44027120061219" calcext:value-type="float">
            <text:p>2,44027120061219</text:p>
          </table:table-cell>
          <table:table-cell office:value-type="float" office:value="9.58828534930944" calcext:value-type="float">
            <text:p>9,58828534930944</text:p>
          </table:table-cell>
        </table:table-row>
        <table:table-row table:style-name="ro1">
          <table:table-cell office:value-type="float" office:value="0.118764866783749" calcext:value-type="float">
            <text:p>0,118764866783749</text:p>
          </table:table-cell>
          <table:table-cell office:value-type="float" office:value="3.00073390826583" calcext:value-type="float">
            <text:p>3,00073390826583</text:p>
          </table:table-cell>
          <table:table-cell office:value-type="float" office:value="0.64570305403322" calcext:value-type="float">
            <text:p>0,64570305403322</text:p>
          </table:table-cell>
          <table:table-cell office:value-type="float" office:value="1.09466200228781" calcext:value-type="float">
            <text:p>1,09466200228781</text:p>
          </table:table-cell>
        </table:table-row>
        <table:table-row table:style-name="ro1">
          <table:table-cell office:value-type="float" office:value="0.357035984052345" calcext:value-type="float">
            <text:p>0,357035984052345</text:p>
          </table:table-cell>
          <table:table-cell office:value-type="float" office:value="9.26449801772833" calcext:value-type="float">
            <text:p>9,26449801772833</text:p>
          </table:table-cell>
          <table:table-cell office:value-type="float" office:value="5.42929582297802" calcext:value-type="float">
            <text:p>5,42929582297802</text:p>
          </table:table-cell>
          <table:table-cell office:value-type="float" office:value="0.970864843111485" calcext:value-type="float">
            <text:p>0,970864843111485</text:p>
          </table:table-cell>
        </table:table-row>
        <table:table-row table:style-name="ro1">
          <table:table-cell office:value-type="float" office:value="0.0999421099550091" calcext:value-type="float">
            <text:p>0,0999421099550091</text:p>
          </table:table-cell>
          <table:table-cell office:value-type="float" office:value="4.7363736666739" calcext:value-type="float">
            <text:p>4,7363736666739</text:p>
          </table:table-cell>
          <table:table-cell office:value-type="float" office:value="1.63245061412454" calcext:value-type="float">
            <text:p>1,63245061412454</text:p>
          </table:table-cell>
          <table:table-cell office:value-type="float" office:value="0.646453001536429" calcext:value-type="float">
            <text:p>0,646453001536429</text:p>
          </table:table-cell>
        </table:table-row>
        <table:table-row table:style-name="ro1">
          <table:table-cell office:value-type="float" office:value="0.0582476350245997" calcext:value-type="float">
            <text:p>0,0582476350245997</text:p>
          </table:table-cell>
          <table:table-cell office:value-type="float" office:value="1.77841784898192" calcext:value-type="float">
            <text:p>1,77841784898192</text:p>
          </table:table-cell>
          <table:table-cell office:value-type="float" office:value="0.622524123173207" calcext:value-type="float">
            <text:p>0,622524123173207</text:p>
          </table:table-cell>
          <table:table-cell office:value-type="float" office:value="0.578527746256441" calcext:value-type="float">
            <text:p>0,578527746256441</text:p>
          </table:table-cell>
        </table:table-row>
        <table:table-row table:style-name="ro1">
          <table:table-cell office:value-type="float" office:value="0.186816148925573" calcext:value-type="float">
            <text:p>0,186816148925573</text:p>
          </table:table-cell>
          <table:table-cell office:value-type="float" office:value="14.0337105840445" calcext:value-type="float">
            <text:p>14,0337105840445</text:p>
          </table:table-cell>
          <table:table-cell office:value-type="float" office:value="1.95023219566792" calcext:value-type="float">
            <text:p>1,95023219566792</text:p>
          </table:table-cell>
          <table:table-cell office:value-type="float" office:value="0.969864369835705" calcext:value-type="float">
            <text:p>0,969864369835705</text:p>
          </table:table-cell>
        </table:table-row>
        <table:table-row table:style-name="ro1">
          <table:table-cell office:value-type="float" office:value="0.0552258461539168" calcext:value-type="float">
            <text:p>0,0552258461539168</text:p>
          </table:table-cell>
          <table:table-cell office:value-type="float" office:value="1.60860200412571" calcext:value-type="float">
            <text:p>1,60860200412571</text:p>
          </table:table-cell>
          <table:table-cell office:value-type="float" office:value="0.472613697638735" calcext:value-type="float">
            <text:p>0,472613697638735</text:p>
          </table:table-cell>
          <table:table-cell office:value-type="float" office:value="0.595710123889148" calcext:value-type="float">
            <text:p>0,595710123889148</text:p>
          </table:table-cell>
        </table:table-row>
        <table:table-row table:style-name="ro1">
          <table:table-cell office:value-type="float" office:value="0.32115972135216" calcext:value-type="float">
            <text:p>0,32115972135216</text:p>
          </table:table-cell>
          <table:table-cell office:value-type="float" office:value="4.96421428397298" calcext:value-type="float">
            <text:p>4,96421428397298</text:p>
          </table:table-cell>
          <table:table-cell office:value-type="float" office:value="1.40148436184973" calcext:value-type="float">
            <text:p>1,40148436184973</text:p>
          </table:table-cell>
          <table:table-cell office:value-type="float" office:value="2.88038840517402" calcext:value-type="float">
            <text:p>2,88038840517402</text:p>
          </table:table-cell>
        </table:table-row>
        <table:table-row table:style-name="ro1">
          <table:table-cell office:value-type="float" office:value="0.19068927213084" calcext:value-type="float">
            <text:p>0,19068927213084</text:p>
          </table:table-cell>
          <table:table-cell office:value-type="float" office:value="7.71599728614092" calcext:value-type="float">
            <text:p>7,71599728614092</text:p>
          </table:table-cell>
          <table:table-cell office:value-type="float" office:value="1.81412207894027" calcext:value-type="float">
            <text:p>1,81412207894027</text:p>
          </table:table-cell>
          <table:table-cell office:value-type="float" office:value="0.736153509933502" calcext:value-type="float">
            <text:p>0,736153509933502</text:p>
          </table:table-cell>
        </table:table-row>
        <table:table-row table:style-name="ro1">
          <table:table-cell office:value-type="float" office:value="0.0362169193977024" calcext:value-type="float">
            <text:p>0,0362169193977024</text:p>
          </table:table-cell>
          <table:table-cell office:value-type="float" office:value="1.58119655679911" calcext:value-type="float">
            <text:p>1,58119655679911</text:p>
          </table:table-cell>
          <table:table-cell office:value-type="float" office:value="0.432080589234829" calcext:value-type="float">
            <text:p>0,432080589234829</text:p>
          </table:table-cell>
          <table:table-cell office:value-type="float" office:value="0.333996373228729" calcext:value-type="float">
            <text:p>0,333996373228729</text:p>
          </table:table-cell>
        </table:table-row>
        <table:table-row table:style-name="ro1">
          <table:table-cell office:value-type="float" office:value="0.333494623191655" calcext:value-type="float">
            <text:p>0,333494623191655</text:p>
          </table:table-cell>
          <table:table-cell office:value-type="float" office:value="13.074186630547" calcext:value-type="float">
            <text:p>13,074186630547</text:p>
          </table:table-cell>
          <table:table-cell office:value-type="float" office:value="7.83135369420052" calcext:value-type="float">
            <text:p>7,83135369420052</text:p>
          </table:table-cell>
          <table:table-cell office:value-type="float" office:value="0.756437308155" calcext:value-type="float">
            <text:p>0,756437308155</text:p>
          </table:table-cell>
        </table:table-row>
        <table:table-row table:style-name="ro1">
          <table:table-cell office:value-type="float" office:value="0.138880030135624" calcext:value-type="float">
            <text:p>0,138880030135624</text:p>
          </table:table-cell>
          <table:table-cell office:value-type="float" office:value="3.99346044287086" calcext:value-type="float">
            <text:p>3,99346044287086</text:p>
          </table:table-cell>
          <table:table-cell office:value-type="float" office:value="1.21202005539089" calcext:value-type="float">
            <text:p>1,21202005539089</text:p>
          </table:table-cell>
          <table:table-cell office:value-type="float" office:value="0.700682459864765" calcext:value-type="float">
            <text:p>0,700682459864765</text:p>
          </table:table-cell>
        </table:table-row>
        <table:table-row table:style-name="ro1">
          <table:table-cell office:value-type="float" office:value="0.410672917496413" calcext:value-type="float">
            <text:p>0,410672917496413</text:p>
          </table:table-cell>
          <table:table-cell office:value-type="float" office:value="2.37379805184901" calcext:value-type="float">
            <text:p>2,37379805184901</text:p>
          </table:table-cell>
          <table:table-cell office:value-type="float" office:value="0.46118677710183" calcext:value-type="float">
            <text:p>0,46118677710183</text:p>
          </table:table-cell>
          <table:table-cell office:value-type="float" office:value="1.70339818578213" calcext:value-type="float">
            <text:p>1,70339818578213</text:p>
          </table:table-cell>
        </table:table-row>
        <table:table-row table:style-name="ro1">
          <table:table-cell office:value-type="float" office:value="0.882354041095823" calcext:value-type="float">
            <text:p>0,882354041095823</text:p>
          </table:table-cell>
          <table:table-cell office:value-type="float" office:value="19.8643952608109" calcext:value-type="float">
            <text:p>19,8643952608109</text:p>
          </table:table-cell>
          <table:table-cell office:value-type="float" office:value="2.99505074508488" calcext:value-type="float">
            <text:p>2,99505074508488</text:p>
          </table:table-cell>
          <table:table-cell office:value-type="float" office:value="5.14325546100736" calcext:value-type="float">
            <text:p>5,14325546100736</text:p>
          </table:table-cell>
        </table:table-row>
        <table:table-row table:style-name="ro1">
          <table:table-cell office:value-type="float" office:value="0.0550644581380766" calcext:value-type="float">
            <text:p>0,0550644581380766</text:p>
          </table:table-cell>
          <table:table-cell office:value-type="float" office:value="1.64164404850453" calcext:value-type="float">
            <text:p>1,64164404850453</text:p>
          </table:table-cell>
          <table:table-cell office:value-type="float" office:value="0.477440218674019" calcext:value-type="float">
            <text:p>0,477440218674019</text:p>
          </table:table-cell>
          <table:table-cell office:value-type="float" office:value="0.354016636265442" calcext:value-type="float">
            <text:p>0,354016636265442</text:p>
          </table:table-cell>
        </table:table-row>
        <table:table-row table:style-name="ro1">
          <table:table-cell office:value-type="float" office:value="0.431254302384332" calcext:value-type="float">
            <text:p>0,431254302384332</text:p>
          </table:table-cell>
          <table:table-cell office:value-type="float" office:value="11.3581009209156" calcext:value-type="float">
            <text:p>11,3581009209156</text:p>
          </table:table-cell>
          <table:table-cell office:value-type="float" office:value="12.8591060638428" calcext:value-type="float">
            <text:p>12,8591060638428</text:p>
          </table:table-cell>
          <table:table-cell office:value-type="float" office:value="2.29179835878313" calcext:value-type="float">
            <text:p>2,29179835878313</text:p>
          </table:table-cell>
        </table:table-row>
        <table:table-row table:style-name="ro1">
          <table:table-cell office:value-type="float" office:value="0.0304501718346728" calcext:value-type="float">
            <text:p>0,0304501718346728</text:p>
          </table:table-cell>
          <table:table-cell office:value-type="float" office:value="2.03173002228141" calcext:value-type="float">
            <text:p>2,03173002228141</text:p>
          </table:table-cell>
          <table:table-cell office:value-type="float" office:value="0.694022164680064" calcext:value-type="float">
            <text:p>0,694022164680064</text:p>
          </table:table-cell>
          <table:table-cell office:value-type="float" office:value="0.337875011609867" calcext:value-type="float">
            <text:p>0,337875011609867</text:p>
          </table:table-cell>
        </table:table-row>
        <table:table-row table:style-name="ro1">
          <table:table-cell office:value-type="float" office:value="0.106845494883601" calcext:value-type="float">
            <text:p>0,106845494883601</text:p>
          </table:table-cell>
          <table:table-cell office:value-type="float" office:value="1.56690506264567" calcext:value-type="float">
            <text:p>1,56690506264567</text:p>
          </table:table-cell>
          <table:table-cell office:value-type="float" office:value="0.477184628834948" calcext:value-type="float">
            <text:p>0,477184628834948</text:p>
          </table:table-cell>
          <table:table-cell office:value-type="float" office:value="0.400365825043991" calcext:value-type="float">
            <text:p>0,400365825043991</text:p>
          </table:table-cell>
        </table:table-row>
        <table:table-row table:style-name="ro1">
          <table:table-cell office:value-type="float" office:value="0.418989919126034" calcext:value-type="float">
            <text:p>0,418989919126034</text:p>
          </table:table-cell>
          <table:table-cell office:value-type="float" office:value="17.3965971916914" calcext:value-type="float">
            <text:p>17,3965971916914</text:p>
          </table:table-cell>
          <table:table-cell office:value-type="float" office:value="3.0912624206394" calcext:value-type="float">
            <text:p>3,0912624206394</text:p>
          </table:table-cell>
          <table:table-cell office:value-type="float" office:value="2.51563056372106" calcext:value-type="float">
            <text:p>2,51563056372106</text:p>
          </table:table-cell>
        </table:table-row>
        <table:table-row table:style-name="ro1">
          <table:table-cell office:value-type="float" office:value="0.244964408921078" calcext:value-type="float">
            <text:p>0,244964408921078</text:p>
          </table:table-cell>
          <table:table-cell office:value-type="float" office:value="4.07120911404491" calcext:value-type="float">
            <text:p>4,07120911404491</text:p>
          </table:table-cell>
          <table:table-cell office:value-type="float" office:value="1.06987729668617" calcext:value-type="float">
            <text:p>1,06987729668617</text:p>
          </table:table-cell>
          <table:table-cell office:value-type="float" office:value="5.48941874876618" calcext:value-type="float">
            <text:p>5,48941874876618</text:p>
          </table:table-cell>
        </table:table-row>
        <table:table-row table:style-name="ro1">
          <table:table-cell office:value-type="float" office:value="0.430493179010227" calcext:value-type="float">
            <text:p>0,430493179010227</text:p>
          </table:table-cell>
          <table:table-cell office:value-type="float" office:value="18.5158010572195" calcext:value-type="float">
            <text:p>18,5158010572195</text:p>
          </table:table-cell>
          <table:table-cell office:value-type="float" office:value="2.92879645712674" calcext:value-type="float">
            <text:p>2,92879645712674</text:p>
          </table:table-cell>
          <table:table-cell office:value-type="float" office:value="7.4591962620616" calcext:value-type="float">
            <text:p>7,4591962620616</text:p>
          </table:table-cell>
        </table:table-row>
        <table:table-row table:style-name="ro1">
          <table:table-cell office:value-type="float" office:value="0.0800772977527231" calcext:value-type="float">
            <text:p>0,0800772977527231</text:p>
          </table:table-cell>
          <table:table-cell office:value-type="float" office:value="2.73960689082742" calcext:value-type="float">
            <text:p>2,73960689082742</text:p>
          </table:table-cell>
          <table:table-cell office:value-type="float" office:value="0.969583168625832" calcext:value-type="float">
            <text:p>0,969583168625832</text:p>
          </table:table-cell>
          <table:table-cell office:value-type="float" office:value="0.595833931583911" calcext:value-type="float">
            <text:p>0,595833931583911</text:p>
          </table:table-cell>
        </table:table-row>
        <table:table-row table:style-name="ro1">
          <table:table-cell office:value-type="float" office:value="0.0454646979051176" calcext:value-type="float">
            <text:p>0,0454646979051176</text:p>
          </table:table-cell>
          <table:table-cell office:value-type="float" office:value="1.66309555061162" calcext:value-type="float">
            <text:p>1,66309555061162</text:p>
          </table:table-cell>
          <table:table-cell office:value-type="float" office:value="0.528201635461301" calcext:value-type="float">
            <text:p>0,528201635461301</text:p>
          </table:table-cell>
          <table:table-cell office:value-type="float" office:value="0.531290133949369" calcext:value-type="float">
            <text:p>0,531290133949369</text:p>
          </table:table-cell>
        </table:table-row>
        <table:table-row table:style-name="ro1">
          <table:table-cell office:value-type="float" office:value="0.504364841617644" calcext:value-type="float">
            <text:p>0,504364841617644</text:p>
          </table:table-cell>
          <table:table-cell office:value-type="float" office:value="12.2286910191178" calcext:value-type="float">
            <text:p>12,2286910191178</text:p>
          </table:table-cell>
          <table:table-cell office:value-type="float" office:value="13.0147933959961" calcext:value-type="float">
            <text:p>13,0147933959961</text:p>
          </table:table-cell>
          <table:table-cell office:value-type="float" office:value="1.37486471794546" calcext:value-type="float">
            <text:p>1,37486471794546</text:p>
          </table:table-cell>
        </table:table-row>
        <table:table-row table:style-name="ro1">
          <table:table-cell office:value-type="float" office:value="0.293534918455407" calcext:value-type="float">
            <text:p>0,293534918455407</text:p>
          </table:table-cell>
          <table:table-cell office:value-type="float" office:value="1.89380825031549" calcext:value-type="float">
            <text:p>1,89380825031549</text:p>
          </table:table-cell>
          <table:table-cell office:value-type="float" office:value="0.686246377881616" calcext:value-type="float">
            <text:p>0,686246377881616</text:p>
          </table:table-cell>
          <table:table-cell office:value-type="float" office:value="0.460437877336517" calcext:value-type="float">
            <text:p>0,460437877336517</text:p>
          </table:table-cell>
        </table:table-row>
        <table:table-row table:style-name="ro1">
          <table:table-cell office:value-type="float" office:value="1.19634496513754" calcext:value-type="float">
            <text:p>1,19634496513754</text:p>
          </table:table-cell>
          <table:table-cell office:value-type="float" office:value="17.7841875702143" calcext:value-type="float">
            <text:p>17,7841875702143</text:p>
          </table:table-cell>
          <table:table-cell office:value-type="float" office:value="1.45102967508137" calcext:value-type="float">
            <text:p>1,45102967508137</text:p>
          </table:table-cell>
          <table:table-cell office:value-type="float" office:value="3.21283214725554" calcext:value-type="float">
            <text:p>3,21283214725554</text:p>
          </table:table-cell>
        </table:table-row>
        <table:table-row table:style-name="ro1">
          <table:table-cell office:value-type="float" office:value="0.679648423101753" calcext:value-type="float">
            <text:p>0,679648423101753</text:p>
          </table:table-cell>
          <table:table-cell office:value-type="float" office:value="7.69936107099056" calcext:value-type="float">
            <text:p>7,69936107099056</text:p>
          </table:table-cell>
          <table:table-cell office:value-type="float" office:value="1.08419719617814" calcext:value-type="float">
            <text:p>1,08419719617814</text:p>
          </table:table-cell>
          <table:table-cell office:value-type="float" office:value="3.68904997594655" calcext:value-type="float">
            <text:p>3,68904997594655</text:p>
          </table:table-cell>
        </table:table-row>
        <table:table-row table:style-name="ro1">
          <table:table-cell office:value-type="float" office:value="0.77520462218672" calcext:value-type="float">
            <text:p>0,77520462218672</text:p>
          </table:table-cell>
          <table:table-cell office:value-type="float" office:value="7.91570637375116" calcext:value-type="float">
            <text:p>7,91570637375116</text:p>
          </table:table-cell>
          <table:table-cell office:value-type="float" office:value="1.12772837746888" calcext:value-type="float">
            <text:p>1,12772837746888</text:p>
          </table:table-cell>
          <table:table-cell office:value-type="float" office:value="5.84328453987837" calcext:value-type="float">
            <text:p>5,84328453987837</text:p>
          </table:table-cell>
        </table:table-row>
        <table:table-row table:style-name="ro1">
          <table:table-cell office:value-type="float" office:value="1.32227339781821" calcext:value-type="float">
            <text:p>1,32227339781821</text:p>
          </table:table-cell>
          <table:table-cell office:value-type="float" office:value="11.183125898242" calcext:value-type="float">
            <text:p>11,183125898242</text:p>
          </table:table-cell>
          <table:table-cell office:value-type="float" office:value="1.3813414843753" calcext:value-type="float">
            <text:p>1,3813414843753</text:p>
          </table:table-cell>
          <table:table-cell office:value-type="float" office:value="4.32930840179324" calcext:value-type="float">
            <text:p>4,32930840179324</text:p>
          </table:table-cell>
        </table:table-row>
        <table:table-row table:style-name="ro1">
          <table:table-cell office:value-type="float" office:value="0.91803225222975" calcext:value-type="float">
            <text:p>0,91803225222975</text:p>
          </table:table-cell>
          <table:table-cell office:value-type="float" office:value="7.78641365468502" calcext:value-type="float">
            <text:p>7,78641365468502</text:p>
          </table:table-cell>
          <table:table-cell office:value-type="float" office:value="0.914556731004268" calcext:value-type="float">
            <text:p>0,914556731004268</text:p>
          </table:table-cell>
          <table:table-cell office:value-type="float" office:value="3.3718531485647" calcext:value-type="float">
            <text:p>3,3718531485647</text:p>
          </table:table-cell>
        </table:table-row>
        <table:table-row table:style-name="ro1">
          <table:table-cell office:value-type="float" office:value="1.24229106586427" calcext:value-type="float">
            <text:p>1,24229106586427</text:p>
          </table:table-cell>
          <table:table-cell office:value-type="float" office:value="15.7803483307362" calcext:value-type="float">
            <text:p>15,7803483307362</text:p>
          </table:table-cell>
          <table:table-cell office:value-type="float" office:value="3.52531764656305" calcext:value-type="float">
            <text:p>3,52531764656305</text:p>
          </table:table-cell>
          <table:table-cell office:value-type="float" office:value="2.90628429502249" calcext:value-type="float">
            <text:p>2,90628429502249</text:p>
          </table:table-cell>
        </table:table-row>
        <table:table-row table:style-name="ro1">
          <table:table-cell office:value-type="float" office:value="0.707430939655751" calcext:value-type="float">
            <text:p>0,707430939655751</text:p>
          </table:table-cell>
          <table:table-cell office:value-type="float" office:value="18.3264669030905" calcext:value-type="float">
            <text:p>18,3264669030905</text:p>
          </table:table-cell>
          <table:table-cell office:value-type="float" office:value="7.04431114718318" calcext:value-type="float">
            <text:p>7,04431114718318</text:p>
          </table:table-cell>
          <table:table-cell office:value-type="float" office:value="1.88023003283888" calcext:value-type="float">
            <text:p>1,88023003283888</text:p>
          </table:table-cell>
        </table:table-row>
        <table:table-row table:style-name="ro1">
          <table:table-cell office:value-type="float" office:value="0.807636650279164" calcext:value-type="float">
            <text:p>0,807636650279164</text:p>
          </table:table-cell>
          <table:table-cell office:value-type="float" office:value="7.24841933697462" calcext:value-type="float">
            <text:p>7,24841933697462</text:p>
          </table:table-cell>
          <table:table-cell office:value-type="float" office:value="1.18011340964586" calcext:value-type="float">
            <text:p>1,18011340964586</text:p>
          </table:table-cell>
          <table:table-cell office:value-type="float" office:value="5.3731338120997" calcext:value-type="float">
            <text:p>5,3731338120997</text:p>
          </table:table-cell>
        </table:table-row>
        <table:table-row table:style-name="ro1">
          <table:table-cell office:value-type="float" office:value="1.78998231422156" calcext:value-type="float">
            <text:p>1,78998231422156</text:p>
          </table:table-cell>
          <table:table-cell office:value-type="float" office:value="10.0433193147182" calcext:value-type="float">
            <text:p>10,0433193147182</text:p>
          </table:table-cell>
          <table:table-cell office:value-type="float" office:value="1.37386203277856" calcext:value-type="float">
            <text:p>1,37386203277856</text:p>
          </table:table-cell>
          <table:table-cell office:value-type="float" office:value="3.11178574338555" calcext:value-type="float">
            <text:p>3,11178574338555</text:p>
          </table:table-cell>
        </table:table-row>
        <table:table-row table:style-name="ro1">
          <table:table-cell office:value-type="float" office:value="0.461110728792846" calcext:value-type="float">
            <text:p>0,461110728792846</text:p>
          </table:table-cell>
          <table:table-cell office:value-type="float" office:value="4.9608419649303" calcext:value-type="float">
            <text:p>4,9608419649303</text:p>
          </table:table-cell>
          <table:table-cell office:value-type="float" office:value="0.675363000482321" calcext:value-type="float">
            <text:p>0,675363000482321</text:p>
          </table:table-cell>
          <table:table-cell office:value-type="float" office:value="2.59231054224074" calcext:value-type="float">
            <text:p>2,59231054224074</text:p>
          </table:table-cell>
        </table:table-row>
        <table:table-row table:style-name="ro1">
          <table:table-cell office:value-type="float" office:value="0.391381065128371" calcext:value-type="float">
            <text:p>0,391381065128371</text:p>
          </table:table-cell>
          <table:table-cell office:value-type="float" office:value="22.3876126110554" calcext:value-type="float">
            <text:p>22,3876126110554</text:p>
          </table:table-cell>
          <table:table-cell office:value-type="float" office:value="5.42384339496493" calcext:value-type="float">
            <text:p>5,42384339496493</text:p>
          </table:table-cell>
          <table:table-cell office:value-type="float" office:value="5.1994314417243" calcext:value-type="float">
            <text:p>5,1994314417243</text:p>
          </table:table-cell>
        </table:table-row>
        <table:table-row table:style-name="ro1">
          <table:table-cell office:value-type="float" office:value="0.391381065128371" calcext:value-type="float">
            <text:p>0,391381065128371</text:p>
          </table:table-cell>
          <table:table-cell office:value-type="float" office:value="22.3876126110554" calcext:value-type="float">
            <text:p>22,3876126110554</text:p>
          </table:table-cell>
          <table:table-cell office:value-type="float" office:value="5.42384339496493" calcext:value-type="float">
            <text:p>5,42384339496493</text:p>
          </table:table-cell>
          <table:table-cell office:value-type="float" office:value="5.1994314417243" calcext:value-type="float">
            <text:p>5,1994314417243</text:p>
          </table:table-cell>
        </table:table-row>
        <table:table-row table:style-name="ro1">
          <table:table-cell office:value-type="float" office:value="0.965676852501929" calcext:value-type="float">
            <text:p>0,965676852501929</text:p>
          </table:table-cell>
          <table:table-cell office:value-type="float" office:value="9.20721516013145" calcext:value-type="float">
            <text:p>9,20721516013145</text:p>
          </table:table-cell>
          <table:table-cell office:value-type="float" office:value="8.92486330121756" calcext:value-type="float">
            <text:p>8,92486330121756</text:p>
          </table:table-cell>
          <table:table-cell office:value-type="float" office:value="1.78957020398229" calcext:value-type="float">
            <text:p>1,78957020398229</text:p>
          </table:table-cell>
        </table:table-row>
        <table:table-row table:style-name="ro1">
          <table:table-cell office:value-type="float" office:value="0.631129078101367" calcext:value-type="float">
            <text:p>0,631129078101367</text:p>
          </table:table-cell>
          <table:table-cell office:value-type="float" office:value="22.2802516072989" calcext:value-type="float">
            <text:p>22,2802516072989</text:p>
          </table:table-cell>
          <table:table-cell office:value-type="float" office:value="6.09590858221054" calcext:value-type="float">
            <text:p>6,09590858221054</text:p>
          </table:table-cell>
          <table:table-cell office:value-type="float" office:value="2.97436490654945" calcext:value-type="float">
            <text:p>2,97436490654945</text:p>
          </table:table-cell>
        </table:table-row>
        <table:table-row table:style-name="ro1">
          <table:table-cell office:value-type="float" office:value="0.674573588185012" calcext:value-type="float">
            <text:p>0,674573588185012</text:p>
          </table:table-cell>
          <table:table-cell office:value-type="float" office:value="7.85004813224077" calcext:value-type="float">
            <text:p>7,85004813224077</text:p>
          </table:table-cell>
          <table:table-cell office:value-type="float" office:value="19.4484144449234" calcext:value-type="float">
            <text:p>19,4484144449234</text:p>
          </table:table-cell>
          <table:table-cell office:value-type="float" office:value="3.05052241310477" calcext:value-type="float">
            <text:p>3,05052241310477</text:p>
          </table:table-cell>
        </table:table-row>
        <table:table-row table:style-name="ro1">
          <table:table-cell office:value-type="float" office:value="0.522972899489105" calcext:value-type="float">
            <text:p>0,522972899489105</text:p>
          </table:table-cell>
          <table:table-cell office:value-type="float" office:value="11.1626191064715" calcext:value-type="float">
            <text:p>11,1626191064715</text:p>
          </table:table-cell>
          <table:table-cell office:value-type="float" office:value="19.877128303051" calcext:value-type="float">
            <text:p>19,877128303051</text:p>
          </table:table-cell>
          <table:table-cell office:value-type="float" office:value="4.03149239718914" calcext:value-type="float">
            <text:p>4,03149239718914</text:p>
          </table:table-cell>
        </table:table-row>
        <table:table-row table:style-name="ro1">
          <table:table-cell office:value-type="float" office:value="0.221350564970635" calcext:value-type="float">
            <text:p>0,221350564970635</text:p>
          </table:table-cell>
          <table:table-cell office:value-type="float" office:value="13.6517165228724" calcext:value-type="float">
            <text:p>13,6517165228724</text:p>
          </table:table-cell>
          <table:table-cell office:value-type="float" office:value="4.97790612280369" calcext:value-type="float">
            <text:p>4,97790612280369</text:p>
          </table:table-cell>
          <table:table-cell office:value-type="float" office:value="1.29172916058451" calcext:value-type="float">
            <text:p>1,29172916058451</text:p>
          </table:table-cell>
        </table:table-row>
        <table:table-row table:style-name="ro1">
          <table:table-cell office:value-type="float" office:value="0.262295943684876" calcext:value-type="float">
            <text:p>0,262295943684876</text:p>
          </table:table-cell>
          <table:table-cell office:value-type="float" office:value="9.69671551138163" calcext:value-type="float">
            <text:p>9,69671551138163</text:p>
          </table:table-cell>
          <table:table-cell office:value-type="float" office:value="7.61971436440945" calcext:value-type="float">
            <text:p>7,61971436440945</text:p>
          </table:table-cell>
          <table:table-cell office:value-type="float" office:value="2.18169554136693" calcext:value-type="float">
            <text:p>2,18169554136693</text:p>
          </table:table-cell>
        </table:table-row>
        <table:table-row table:style-name="ro1">
          <table:table-cell office:value-type="float" office:value="0.349996174918488" calcext:value-type="float">
            <text:p>0,349996174918488</text:p>
          </table:table-cell>
          <table:table-cell office:value-type="float" office:value="19.9025981128216" calcext:value-type="float">
            <text:p>19,9025981128216</text:p>
          </table:table-cell>
          <table:table-cell office:value-type="float" office:value="13.5188093408942" calcext:value-type="float">
            <text:p>13,5188093408942</text:p>
          </table:table-cell>
          <table:table-cell office:value-type="float" office:value="2.53026280552149" calcext:value-type="float">
            <text:p>2,53026280552149</text:p>
          </table:table-cell>
        </table:table-row>
        <table:table-row table:style-name="ro1">
          <table:table-cell office:value-type="float" office:value="0.324818567605689" calcext:value-type="float">
            <text:p>0,324818567605689</text:p>
          </table:table-cell>
          <table:table-cell office:value-type="float" office:value="7.96891190111637" calcext:value-type="float">
            <text:p>7,96891190111637</text:p>
          </table:table-cell>
          <table:table-cell office:value-type="float" office:value="12.2318211942911" calcext:value-type="float">
            <text:p>12,2318211942911</text:p>
          </table:table-cell>
          <table:table-cell office:value-type="float" office:value="2.250075340271" calcext:value-type="float">
            <text:p>2,250075340271</text:p>
          </table:table-cell>
        </table:table-row>
        <table:table-row table:style-name="ro1">
          <table:table-cell office:value-type="float" office:value="0.987776438705623" calcext:value-type="float">
            <text:p>0,987776438705623</text:p>
          </table:table-cell>
          <table:table-cell office:value-type="float" office:value="22.2927033901215" calcext:value-type="float">
            <text:p>22,2927033901215</text:p>
          </table:table-cell>
          <table:table-cell office:value-type="float" office:value="15.9707237035036" calcext:value-type="float">
            <text:p>15,9707237035036</text:p>
          </table:table-cell>
          <table:table-cell office:value-type="float" office:value="3.31457774154842" calcext:value-type="float">
            <text:p>3,31457774154842</text:p>
          </table:table-cell>
        </table:table-row>
        <table:table-row table:style-name="ro1">
          <table:table-cell office:value-type="float" office:value="0.577613245695829" calcext:value-type="float">
            <text:p>0,577613245695829</text:p>
          </table:table-cell>
          <table:table-cell office:value-type="float" office:value="9.39192064106464" calcext:value-type="float">
            <text:p>9,39192064106464</text:p>
          </table:table-cell>
          <table:table-cell office:value-type="float" office:value="4.78775473311544" calcext:value-type="float">
            <text:p>4,78775473311544</text:p>
          </table:table-cell>
          <table:table-cell office:value-type="float" office:value="1.62525731138885" calcext:value-type="float">
            <text:p>1,62525731138885</text:p>
          </table:table-cell>
        </table:table-row>
        <table:table-row table:style-name="ro1">
          <table:table-cell office:value-type="float" office:value="1.04564207140356" calcext:value-type="float">
            <text:p>1,04564207140356</text:p>
          </table:table-cell>
          <table:table-cell office:value-type="float" office:value="8.08742363005877" calcext:value-type="float">
            <text:p>8,08742363005877</text:p>
          </table:table-cell>
          <table:table-cell office:value-type="float" office:value="22.9570437222719" calcext:value-type="float">
            <text:p>22,9570437222719</text:p>
          </table:table-cell>
          <table:table-cell office:value-type="float" office:value="6.25010579824448" calcext:value-type="float">
            <text:p>6,25010579824448</text:p>
          </table:table-cell>
        </table:table-row>
        <table:table-row table:style-name="ro1">
          <table:table-cell office:value-type="float" office:value="0.871781841851771" calcext:value-type="float">
            <text:p>0,871781841851771</text:p>
          </table:table-cell>
          <table:table-cell office:value-type="float" office:value="19.7115167975426" calcext:value-type="float">
            <text:p>19,7115167975426</text:p>
          </table:table-cell>
          <table:table-cell office:value-type="float" office:value="12.8078404814005" calcext:value-type="float">
            <text:p>12,8078404814005</text:p>
          </table:table-cell>
          <table:table-cell office:value-type="float" office:value="11.4850485697389" calcext:value-type="float">
            <text:p>11,4850485697389</text:p>
          </table:table-cell>
        </table:table-row>
        <table:table-row table:style-name="ro1">
          <table:table-cell office:value-type="float" office:value="0.283448665868491" calcext:value-type="float">
            <text:p>0,283448665868491</text:p>
          </table:table-cell>
          <table:table-cell office:value-type="float" office:value="9.08337347209454" calcext:value-type="float">
            <text:p>9,08337347209454</text:p>
          </table:table-cell>
          <table:table-cell office:value-type="float" office:value="9.77291446179152" calcext:value-type="float">
            <text:p>9,77291446179152</text:p>
          </table:table-cell>
          <table:table-cell office:value-type="float" office:value="2.35185865312815" calcext:value-type="float">
            <text:p>2,35185865312815</text:p>
          </table:table-cell>
        </table:table-row>
        <table:table-row table:style-name="ro1">
          <table:table-cell office:value-type="float" office:value="0.632913899607956" calcext:value-type="float">
            <text:p>0,632913899607956</text:p>
          </table:table-cell>
          <table:table-cell office:value-type="float" office:value="16.6072826832533" calcext:value-type="float">
            <text:p>16,6072826832533</text:p>
          </table:table-cell>
          <table:table-cell office:value-type="float" office:value="20.0288984924555" calcext:value-type="float">
            <text:p>20,0288984924555</text:p>
          </table:table-cell>
          <table:table-cell office:value-type="float" office:value="2.59457412175834" calcext:value-type="float">
            <text:p>2,59457412175834</text:p>
          </table:table-cell>
        </table:table-row>
        <table:table-row table:style-name="ro1">
          <table:table-cell office:value-type="float" office:value="0.365197280189022" calcext:value-type="float">
            <text:p>0,365197280189022</text:p>
          </table:table-cell>
          <table:table-cell office:value-type="float" office:value="9.53906401991844" calcext:value-type="float">
            <text:p>9,53906401991844</text:p>
          </table:table-cell>
          <table:table-cell office:value-type="float" office:value="3.12543590553105" calcext:value-type="float">
            <text:p>3,12543590553105</text:p>
          </table:table-cell>
          <table:table-cell office:value-type="float" office:value="1.52382487431169" calcext:value-type="float">
            <text:p>1,52382487431169</text:p>
          </table:table-cell>
        </table:table-row>
        <table:table-row table:style-name="ro1">
          <table:table-cell office:value-type="float" office:value="0.777040608227253" calcext:value-type="float">
            <text:p>0,777040608227253</text:p>
          </table:table-cell>
          <table:table-cell office:value-type="float" office:value="10.7650747522712" calcext:value-type="float">
            <text:p>10,7650747522712</text:p>
          </table:table-cell>
          <table:table-cell office:value-type="float" office:value="20.4752907156944" calcext:value-type="float">
            <text:p>20,4752907156944</text:p>
          </table:table-cell>
          <table:table-cell office:value-type="float" office:value="2.77397502213717" calcext:value-type="float">
            <text:p>2,77397502213717</text:p>
          </table:table-cell>
        </table:table-row>
        <table:table-row table:style-name="ro1">
          <table:table-cell office:value-type="float" office:value="0.409869680879638" calcext:value-type="float">
            <text:p>0,409869680879638</text:p>
          </table:table-cell>
          <table:table-cell office:value-type="float" office:value="17.8733747452498" calcext:value-type="float">
            <text:p>17,8733747452498</text:p>
          </table:table-cell>
          <table:table-cell office:value-type="float" office:value="4.10770578309894" calcext:value-type="float">
            <text:p>4,10770578309894</text:p>
          </table:table-cell>
          <table:table-cell office:value-type="float" office:value="1.22000300325453" calcext:value-type="float">
            <text:p>1,22000300325453</text:p>
          </table:table-cell>
        </table:table-row>
        <table:table-row table:style-name="ro1">
          <table:table-cell office:value-type="float" office:value="0.409869680879638" calcext:value-type="float">
            <text:p>0,409869680879638</text:p>
          </table:table-cell>
          <table:table-cell office:value-type="float" office:value="17.8733747452498" calcext:value-type="float">
            <text:p>17,8733747452498</text:p>
          </table:table-cell>
          <table:table-cell office:value-type="float" office:value="4.10770578309894" calcext:value-type="float">
            <text:p>4,10770578309894</text:p>
          </table:table-cell>
          <table:table-cell office:value-type="float" office:value="1.22000300325453" calcext:value-type="float">
            <text:p>1,22000300325453</text:p>
          </table:table-cell>
        </table:table-row>
        <table:table-row table:style-name="ro1">
          <table:table-cell office:value-type="float" office:value="0.672447786200792" calcext:value-type="float">
            <text:p>0,672447786200792</text:p>
          </table:table-cell>
          <table:table-cell office:value-type="float" office:value="10.6580471619964" calcext:value-type="float">
            <text:p>10,6580471619964</text:p>
          </table:table-cell>
          <table:table-cell office:value-type="float" office:value="21.8642130494118" calcext:value-type="float">
            <text:p>21,8642130494118</text:p>
          </table:table-cell>
          <table:table-cell office:value-type="float" office:value="5.68234361708164" calcext:value-type="float">
            <text:p>5,68234361708164</text:p>
          </table:table-cell>
        </table:table-row>
        <table:table-row table:style-name="ro1">
          <table:table-cell office:value-type="float" office:value="0.326045061228797" calcext:value-type="float">
            <text:p>0,326045061228797</text:p>
          </table:table-cell>
          <table:table-cell office:value-type="float" office:value="12.6698426902294" calcext:value-type="float">
            <text:p>12,6698426902294</text:p>
          </table:table-cell>
          <table:table-cell office:value-type="float" office:value="3.0056603718549" calcext:value-type="float">
            <text:p>3,0056603718549</text:p>
          </table:table-cell>
          <table:table-cell office:value-type="float" office:value="1.16960366722196" calcext:value-type="float">
            <text:p>1,16960366722196</text:p>
          </table:table-cell>
        </table:table-row>
        <table:table-row table:style-name="ro1">
          <table:table-cell office:value-type="float" office:value="0.479578477097675" calcext:value-type="float">
            <text:p>0,479578477097675</text:p>
          </table:table-cell>
          <table:table-cell office:value-type="float" office:value="9.50020458549261" calcext:value-type="float">
            <text:p>9,50020458549261</text:p>
          </table:table-cell>
          <table:table-cell office:value-type="float" office:value="20.8203513175249" calcext:value-type="float">
            <text:p>20,8203513175249</text:p>
          </table:table-cell>
          <table:table-cell office:value-type="float" office:value="3.41122061945498" calcext:value-type="float">
            <text:p>3,41122061945498</text:p>
          </table:table-cell>
        </table:table-row>
        <table:table-row table:style-name="ro1">
          <table:table-cell office:value-type="float" office:value="0.550789816770703" calcext:value-type="float">
            <text:p>0,550789816770703</text:p>
          </table:table-cell>
          <table:table-cell office:value-type="float" office:value="15.0921382009983" calcext:value-type="float">
            <text:p>15,0921382009983</text:p>
          </table:table-cell>
          <table:table-cell office:value-type="float" office:value="23.0291802436113" calcext:value-type="float">
            <text:p>23,0291802436113</text:p>
          </table:table-cell>
          <table:table-cell office:value-type="float" office:value="2.58712843060493" calcext:value-type="float">
            <text:p>2,58712843060493</text:p>
          </table:table-cell>
        </table:table-row>
        <table:table-row table:style-name="ro1">
          <table:table-cell office:value-type="float" office:value="0.521898386068642" calcext:value-type="float">
            <text:p>0,521898386068642</text:p>
          </table:table-cell>
          <table:table-cell office:value-type="float" office:value="5.48812793567777" calcext:value-type="float">
            <text:p>5,48812793567777</text:p>
          </table:table-cell>
          <table:table-cell office:value-type="float" office:value="21.7563379555941" calcext:value-type="float">
            <text:p>21,7563379555941</text:p>
          </table:table-cell>
          <table:table-cell office:value-type="float" office:value="5.16365794464946" calcext:value-type="float">
            <text:p>5,16365794464946</text:p>
          </table:table-cell>
        </table:table-row>
        <table:table-row table:style-name="ro1">
          <table:table-cell office:value-type="float" office:value="0.427327933721244" calcext:value-type="float">
            <text:p>0,427327933721244</text:p>
          </table:table-cell>
          <table:table-cell office:value-type="float" office:value="10.4051055386662" calcext:value-type="float">
            <text:p>10,4051055386662</text:p>
          </table:table-cell>
          <table:table-cell office:value-type="float" office:value="21.07491530478" calcext:value-type="float">
            <text:p>21,07491530478</text:p>
          </table:table-cell>
          <table:table-cell office:value-type="float" office:value="4.37097065150738" calcext:value-type="float">
            <text:p>4,37097065150738</text:p>
          </table:table-cell>
        </table:table-row>
        <table:table-row table:style-name="ro1">
          <table:table-cell office:value-type="float" office:value="0.506840879097581" calcext:value-type="float">
            <text:p>0,506840879097581</text:p>
          </table:table-cell>
          <table:table-cell office:value-type="float" office:value="15.0360073894262" calcext:value-type="float">
            <text:p>15,0360073894262</text:p>
          </table:table-cell>
          <table:table-cell office:value-type="float" office:value="5.36980014294386" calcext:value-type="float">
            <text:p>5,36980014294386</text:p>
          </table:table-cell>
          <table:table-cell office:value-type="float" office:value="1.2394948862493" calcext:value-type="float">
            <text:p>1,2394948862493</text:p>
          </table:table-cell>
        </table:table-row>
        <table:table-row table:style-name="ro1">
          <table:table-cell office:value-type="float" office:value="0.428389204898849" calcext:value-type="float">
            <text:p>0,428389204898849</text:p>
          </table:table-cell>
          <table:table-cell office:value-type="float" office:value="10.8226025477052" calcext:value-type="float">
            <text:p>10,8226025477052</text:p>
          </table:table-cell>
          <table:table-cell office:value-type="float" office:value="18.2836093008518" calcext:value-type="float">
            <text:p>18,2836093008518</text:p>
          </table:table-cell>
          <table:table-cell office:value-type="float" office:value="2.96132545918226" calcext:value-type="float">
            <text:p>2,96132545918226</text:p>
          </table:table-cell>
        </table:table-row>
        <table:table-row table:style-name="ro1">
          <table:table-cell office:value-type="float" office:value="0.40215568151325" calcext:value-type="float">
            <text:p>0,40215568151325</text:p>
          </table:table-cell>
          <table:table-cell office:value-type="float" office:value="13.4845767170191" calcext:value-type="float">
            <text:p>13,4845767170191</text:p>
          </table:table-cell>
          <table:table-cell office:value-type="float" office:value="22.8317622095346" calcext:value-type="float">
            <text:p>22,8317622095346</text:p>
          </table:table-cell>
          <table:table-cell office:value-type="float" office:value="3.63715807907283" calcext:value-type="float">
            <text:p>3,63715807907283</text:p>
          </table:table-cell>
        </table:table-row>
        <table:table-row table:style-name="ro1">
          <table:table-cell office:value-type="float" office:value="0.344247207976878" calcext:value-type="float">
            <text:p>0,344247207976878</text:p>
          </table:table-cell>
          <table:table-cell office:value-type="float" office:value="7.58128194138408" calcext:value-type="float">
            <text:p>7,58128194138408</text:p>
          </table:table-cell>
          <table:table-cell office:value-type="float" office:value="13.9407636597753" calcext:value-type="float">
            <text:p>13,9407636597753</text:p>
          </table:table-cell>
          <table:table-cell office:value-type="float" office:value="2.85227759741247" calcext:value-type="float">
            <text:p>2,85227759741247</text:p>
          </table:table-cell>
        </table:table-row>
        <table:table-row table:style-name="ro1">
          <table:table-cell office:value-type="float" office:value="0.552406068891287" calcext:value-type="float">
            <text:p>0,552406068891287</text:p>
          </table:table-cell>
          <table:table-cell office:value-type="float" office:value="17.603350803256" calcext:value-type="float">
            <text:p>17,603350803256</text:p>
          </table:table-cell>
          <table:table-cell office:value-type="float" office:value="19.5097047835588" calcext:value-type="float">
            <text:p>19,5097047835588</text:p>
          </table:table-cell>
          <table:table-cell office:value-type="float" office:value="3.54409380815923" calcext:value-type="float">
            <text:p>3,54409380815923</text:p>
          </table:table-cell>
        </table:table-row>
        <table:table-row table:style-name="ro1">
          <table:table-cell office:value-type="float" office:value="0.324554363032803" calcext:value-type="float">
            <text:p>0,324554363032803</text:p>
          </table:table-cell>
          <table:table-cell office:value-type="float" office:value="15.2850123122334" calcext:value-type="float">
            <text:p>15,2850123122334</text:p>
          </table:table-cell>
          <table:table-cell office:value-type="float" office:value="10.6944143772125" calcext:value-type="float">
            <text:p>10,6944143772125</text:p>
          </table:table-cell>
          <table:table-cell office:value-type="float" office:value="1.30431400611997" calcext:value-type="float">
            <text:p>1,30431400611997</text:p>
          </table:table-cell>
        </table:table-row>
        <table:table-row table:style-name="ro1">
          <table:table-cell office:value-type="float" office:value="0.415768357925117" calcext:value-type="float">
            <text:p>0,415768357925117</text:p>
          </table:table-cell>
          <table:table-cell office:value-type="float" office:value="10.9214978292584" calcext:value-type="float">
            <text:p>10,9214978292584</text:p>
          </table:table-cell>
          <table:table-cell office:value-type="float" office:value="13.6167025193572" calcext:value-type="float">
            <text:p>13,6167025193572</text:p>
          </table:table-cell>
          <table:table-cell office:value-type="float" office:value="2.10677599534392" calcext:value-type="float">
            <text:p>2,10677599534392</text:p>
          </table:table-cell>
        </table:table-row>
        <table:table-row table:style-name="ro1">
          <table:table-cell office:value-type="float" office:value="0.83839037688449" calcext:value-type="float">
            <text:p>0,83839037688449</text:p>
          </table:table-cell>
          <table:table-cell office:value-type="float" office:value="23.9708255976439" calcext:value-type="float">
            <text:p>23,9708255976439</text:p>
          </table:table-cell>
          <table:table-cell office:value-type="float" office:value="12.1494540944695" calcext:value-type="float">
            <text:p>12,1494540944695</text:p>
          </table:table-cell>
          <table:table-cell office:value-type="float" office:value="7.64657976105809" calcext:value-type="float">
            <text:p>7,64657976105809</text:p>
          </table:table-cell>
        </table:table-row>
        <table:table-row table:style-name="ro1">
          <table:table-cell office:value-type="float" office:value="0.301456049783155" calcext:value-type="float">
            <text:p>0,301456049783155</text:p>
          </table:table-cell>
          <table:table-cell office:value-type="float" office:value="6.78561069071293" calcext:value-type="float">
            <text:p>6,78561069071293</text:p>
          </table:table-cell>
          <table:table-cell office:value-type="float" office:value="11.4719271659851" calcext:value-type="float">
            <text:p>11,4719271659851</text:p>
          </table:table-cell>
          <table:table-cell office:value-type="float" office:value="2.09777033887804" calcext:value-type="float">
            <text:p>2,09777033887804</text:p>
          </table:table-cell>
        </table:table-row>
        <table:table-row table:style-name="ro1">
          <table:table-cell office:value-type="float" office:value="0.247936928644776" calcext:value-type="float">
            <text:p>0,247936928644776</text:p>
          </table:table-cell>
          <table:table-cell office:value-type="float" office:value="7.41363037377596" calcext:value-type="float">
            <text:p>7,41363037377596</text:p>
          </table:table-cell>
          <table:table-cell office:value-type="float" office:value="23.5320553183556" calcext:value-type="float">
            <text:p>23,5320553183556</text:p>
          </table:table-cell>
          <table:table-cell office:value-type="float" office:value="2.08374601788819" calcext:value-type="float">
            <text:p>2,08374601788819</text:p>
          </table:table-cell>
        </table:table-row>
        <table:table-row table:style-name="ro1">
          <table:table-cell office:value-type="float" office:value="0.414722017012537" calcext:value-type="float">
            <text:p>0,414722017012537</text:p>
          </table:table-cell>
          <table:table-cell office:value-type="float" office:value="8.97096749395132" calcext:value-type="float">
            <text:p>8,97096749395132</text:p>
          </table:table-cell>
          <table:table-cell office:value-type="float" office:value="4.02922183275223" calcext:value-type="float">
            <text:p>4,02922183275223</text:p>
          </table:table-cell>
          <table:table-cell office:value-type="float" office:value="1.53922999743372" calcext:value-type="float">
            <text:p>1,53922999743372</text:p>
          </table:table-cell>
        </table:table-row>
        <table:table-row table:style-name="ro1">
          <table:table-cell office:value-type="float" office:value="0.512923172209412" calcext:value-type="float">
            <text:p>0,512923172209412</text:p>
          </table:table-cell>
          <table:table-cell office:value-type="float" office:value="14.2835071310401" calcext:value-type="float">
            <text:p>14,2835071310401</text:p>
          </table:table-cell>
          <table:table-cell office:value-type="float" office:value="10.8821094036102" calcext:value-type="float">
            <text:p>10,8821094036102</text:p>
          </table:table-cell>
          <table:table-cell office:value-type="float" office:value="2.83080316148698" calcext:value-type="float">
            <text:p>2,83080316148698</text:p>
          </table:table-cell>
        </table:table-row>
        <table:table-row table:style-name="ro1">
          <table:table-cell office:value-type="float" office:value="0.918417936190963" calcext:value-type="float">
            <text:p>0,918417936190963</text:p>
          </table:table-cell>
          <table:table-cell office:value-type="float" office:value="24.2074802517891" calcext:value-type="float">
            <text:p>24,2074802517891</text:p>
          </table:table-cell>
          <table:table-cell office:value-type="float" office:value="16.143498942256" calcext:value-type="float">
            <text:p>16,143498942256</text:p>
          </table:table-cell>
          <table:table-cell office:value-type="float" office:value="1.8417303217575" calcext:value-type="float">
            <text:p>1,8417303217575</text:p>
          </table:table-cell>
        </table:table-row>
        <table:table-row table:style-name="ro1">
          <table:table-cell office:value-type="float" office:value="0.638945144601166" calcext:value-type="float">
            <text:p>0,638945144601166</text:p>
          </table:table-cell>
          <table:table-cell office:value-type="float" office:value="9.79205314069986" calcext:value-type="float">
            <text:p>9,79205314069986</text:p>
          </table:table-cell>
          <table:table-cell office:value-type="float" office:value="4.70136571675539" calcext:value-type="float">
            <text:p>4,70136571675539</text:p>
          </table:table-cell>
          <table:table-cell office:value-type="float" office:value="2.81128264032304" calcext:value-type="float">
            <text:p>2,81128264032304</text:p>
          </table:table-cell>
        </table:table-row>
        <table:table-row table:style-name="ro1">
          <table:table-cell office:value-type="float" office:value="0.539052532985807" calcext:value-type="float">
            <text:p>0,539052532985807</text:p>
          </table:table-cell>
          <table:table-cell office:value-type="float" office:value="6.91519537940621" calcext:value-type="float">
            <text:p>6,91519537940621</text:p>
          </table:table-cell>
          <table:table-cell office:value-type="float" office:value="26.0903183370829" calcext:value-type="float">
            <text:p>26,0903183370829</text:p>
          </table:table-cell>
          <table:table-cell office:value-type="float" office:value="4.25750482827425" calcext:value-type="float">
            <text:p>4,25750482827425</text:p>
          </table:table-cell>
        </table:table-row>
        <table:table-row table:style-name="ro1">
          <table:table-cell office:value-type="float" office:value="0.5520029226318" calcext:value-type="float">
            <text:p>0,5520029226318</text:p>
          </table:table-cell>
          <table:table-cell office:value-type="float" office:value="20.9481101483107" calcext:value-type="float">
            <text:p>20,9481101483107</text:p>
          </table:table-cell>
          <table:table-cell office:value-type="float" office:value="15.330390073359" calcext:value-type="float">
            <text:p>15,330390073359</text:p>
          </table:table-cell>
          <table:table-cell office:value-type="float" office:value="5.81820262596011" calcext:value-type="float">
            <text:p>5,81820262596011</text:p>
          </table:table-cell>
        </table:table-row>
        <table:table-row table:style-name="ro1">
          <table:table-cell office:value-type="float" office:value="0.602789281401783" calcext:value-type="float">
            <text:p>0,602789281401783</text:p>
          </table:table-cell>
          <table:table-cell office:value-type="float" office:value="9.4483345746994" calcext:value-type="float">
            <text:p>9,4483345746994</text:p>
          </table:table-cell>
          <table:table-cell office:value-type="float" office:value="10.891143232584" calcext:value-type="float">
            <text:p>10,891143232584</text:p>
          </table:table-cell>
          <table:table-cell office:value-type="float" office:value="2.62394198216498" calcext:value-type="float">
            <text:p>2,62394198216498</text:p>
          </table:table-cell>
        </table:table-row>
        <table:table-row table:style-name="ro1">
          <table:table-cell office:value-type="float" office:value="0.709309766534716" calcext:value-type="float">
            <text:p>0,709309766534716</text:p>
          </table:table-cell>
          <table:table-cell office:value-type="float" office:value="16.0520691424608" calcext:value-type="float">
            <text:p>16,0520691424608</text:p>
          </table:table-cell>
          <table:table-cell office:value-type="float" office:value="9.11626499146223" calcext:value-type="float">
            <text:p>9,11626499146223</text:p>
          </table:table-cell>
          <table:table-cell office:value-type="float" office:value="2.45572673156858" calcext:value-type="float">
            <text:p>2,45572673156858</text:p>
          </table:table-cell>
        </table:table-row>
        <table:table-row table:style-name="ro1">
          <table:table-cell office:value-type="float" office:value="0.930488866288215" calcext:value-type="float">
            <text:p>0,930488866288215</text:p>
          </table:table-cell>
          <table:table-cell office:value-type="float" office:value="9.80666372925043" calcext:value-type="float">
            <text:p>9,80666372925043</text:p>
          </table:table-cell>
          <table:table-cell office:value-type="float" office:value="3.13418009318411" calcext:value-type="float">
            <text:p>3,13418009318411</text:p>
          </table:table-cell>
          <table:table-cell office:value-type="float" office:value="6.69884867966175" calcext:value-type="float">
            <text:p>6,69884867966175</text:p>
          </table:table-cell>
        </table:table-row>
        <table:table-row table:style-name="ro1">
          <table:table-cell office:value-type="float" office:value="0.68095896858722" calcext:value-type="float">
            <text:p>0,68095896858722</text:p>
          </table:table-cell>
          <table:table-cell office:value-type="float" office:value="7.82876834273338" calcext:value-type="float">
            <text:p>7,82876834273338</text:p>
          </table:table-cell>
          <table:table-cell office:value-type="float" office:value="24.3219211697578" calcext:value-type="float">
            <text:p>24,3219211697578</text:p>
          </table:table-cell>
          <table:table-cell office:value-type="float" office:value="2.90291081182659" calcext:value-type="float">
            <text:p>2,90291081182659</text:p>
          </table:table-cell>
        </table:table-row>
        <table:table-row table:style-name="ro1">
          <table:table-cell office:value-type="float" office:value="1.0184426791966" calcext:value-type="float">
            <text:p>1,0184426791966</text:p>
          </table:table-cell>
          <table:table-cell office:value-type="float" office:value="14.2092611640692" calcext:value-type="float">
            <text:p>14,2092611640692</text:p>
          </table:table-cell>
          <table:table-cell office:value-type="float" office:value="23.0777692049742" calcext:value-type="float">
            <text:p>23,0777692049742</text:p>
          </table:table-cell>
          <table:table-cell office:value-type="float" office:value="3.98079631850123" calcext:value-type="float">
            <text:p>3,98079631850123</text:p>
          </table:table-cell>
        </table:table-row>
        <table:table-row table:style-name="ro1">
          <table:table-cell office:value-type="float" office:value="0.375278410501778" calcext:value-type="float">
            <text:p>0,375278410501778</text:p>
          </table:table-cell>
          <table:table-cell office:value-type="float" office:value="11.1397420987487" calcext:value-type="float">
            <text:p>11,1397420987487</text:p>
          </table:table-cell>
          <table:table-cell office:value-type="float" office:value="18.2861443608999" calcext:value-type="float">
            <text:p>18,2861443608999</text:p>
          </table:table-cell>
          <table:table-cell office:value-type="float" office:value="2.86554894410074" calcext:value-type="float">
            <text:p>2,86554894410074</text:p>
          </table:table-cell>
        </table:table-row>
        <table:table-row table:style-name="ro1">
          <table:table-cell office:value-type="float" office:value="0.515338440891355" calcext:value-type="float">
            <text:p>0,515338440891355</text:p>
          </table:table-cell>
          <table:table-cell office:value-type="float" office:value="19.7434779256582" calcext:value-type="float">
            <text:p>19,7434779256582</text:p>
          </table:table-cell>
          <table:table-cell office:value-type="float" office:value="13.5495150461793" calcext:value-type="float">
            <text:p>13,5495150461793</text:p>
          </table:table-cell>
          <table:table-cell office:value-type="float" office:value="5.13139180839062" calcext:value-type="float">
            <text:p>5,13139180839062</text:p>
          </table:table-cell>
        </table:table-row>
        <table:table-row table:style-name="ro1">
          <table:table-cell office:value-type="float" office:value="0.266336195636541" calcext:value-type="float">
            <text:p>0,266336195636541</text:p>
          </table:table-cell>
          <table:table-cell office:value-type="float" office:value="12.4085964635015" calcext:value-type="float">
            <text:p>12,4085964635015</text:p>
          </table:table-cell>
          <table:table-cell office:value-type="float" office:value="3.01487441174686" calcext:value-type="float">
            <text:p>3,01487441174686</text:p>
          </table:table-cell>
          <table:table-cell office:value-type="float" office:value="1.16152502596378" calcext:value-type="float">
            <text:p>1,16152502596378</text:p>
          </table:table-cell>
        </table:table-row>
        <table:table-row table:style-name="ro1">
          <table:table-cell office:value-type="float" office:value="0.26871677255258" calcext:value-type="float">
            <text:p>0,26871677255258</text:p>
          </table:table-cell>
          <table:table-cell office:value-type="float" office:value="7.87034537643194" calcext:value-type="float">
            <text:p>7,87034537643194</text:p>
          </table:table-cell>
          <table:table-cell office:value-type="float" office:value="13.743108138442" calcext:value-type="float">
            <text:p>13,743108138442</text:p>
          </table:table-cell>
          <table:table-cell office:value-type="float" office:value="2.96474690549076" calcext:value-type="float">
            <text:p>2,96474690549076</text:p>
          </table:table-cell>
        </table:table-row>
        <table:table-row table:style-name="ro1">
          <table:table-cell office:value-type="float" office:value="0.0818460321170278" calcext:value-type="float">
            <text:p>0,0818460321170278</text:p>
          </table:table-cell>
          <table:table-cell office:value-type="float" office:value="0.911090581212193" calcext:value-type="float">
            <text:p>0,911090581212193</text:p>
          </table:table-cell>
          <table:table-cell office:value-type="float" office:value="0.349365058355033" calcext:value-type="float">
            <text:p>0,349365058355033</text:p>
          </table:table-cell>
          <table:table-cell office:value-type="float" office:value="0.282577646430582" calcext:value-type="float">
            <text:p>0,282577646430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18:40:16.700525441</dc:date>
    <meta:editing-duration>PT2M1S</meta:editing-duration>
    <meta:editing-cycles>1</meta:editing-cycles>
    <meta:document-statistic meta:table-count="1" meta:cell-count="536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54cm" style:legend-expansion="high" chart:style-name="ch2"/>
        <chart:plot-area chart:style-name="ch3" table:cell-range-address="rms.A1:rms.D134" chart:data-source-has-labels="row" svg:x="0.32cm" svg:y="0.18cm" svg:width="13.063cm" svg:height="8.64cm">
          <chart:coordinate-region svg:x="0.941cm" svg:y="0.379cm" svg:width="12.44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ms.A2:rms.A134" chart:label-cell-address="rms.A1:rms.A1" chart:class="chart:line">
            <chart:data-point chart:repeated="133"/>
          </chart:series>
          <chart:series chart:style-name="ch7" chart:values-cell-range-address="rms.B2:rms.B134" chart:label-cell-address="rms.B1:rms.B1" chart:class="chart:line">
            <chart:data-point chart:repeated="133"/>
          </chart:series>
          <chart:series chart:style-name="ch8" chart:values-cell-range-address="rms.C2:rms.C134" chart:label-cell-address="rms.C1:rms.C1" chart:class="chart:line">
            <chart:data-point chart:repeated="133"/>
          </chart:series>
          <chart:series chart:style-name="ch9" chart:values-cell-range-address="rms.D2:rms.D134" chart:label-cell-address="rms.D1:rms.D1" chart:class="chart:line">
            <chart:data-point chart:repeated="1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als</text:p>
                <draw:g>
                  <svg:desc>rms.A1:rms.A1</svg:desc>
                </draw:g>
              </table:table-cell>
              <table:table-cell office:value-type="string">
                <text:p>bass</text:p>
                <draw:g>
                  <svg:desc>rms.B1:rms.B1</svg:desc>
                </draw:g>
              </table:table-cell>
              <table:table-cell office:value-type="string">
                <text:p>drums</text:p>
                <draw:g>
                  <svg:desc>rms.C1:rms.C1</svg:desc>
                </draw:g>
              </table:table-cell>
              <table:table-cell office:value-type="string">
                <text:p>other</text:p>
                <draw:g>
                  <svg:desc>rms.D1:r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569631190039">
                <text:p>0.183569631190039</text:p>
                <draw:g>
                  <svg:desc>rms.A2:rms.A134</svg:desc>
                </draw:g>
              </table:table-cell>
              <table:table-cell office:value-type="float" office:value="3.02607426419854">
                <text:p>3.02607426419854</text:p>
                <draw:g>
                  <svg:desc>rms.B2:rms.B134</svg:desc>
                </draw:g>
              </table:table-cell>
              <table:table-cell office:value-type="float" office:value="0.279230414889753">
                <text:p>0.279230414889753</text:p>
                <draw:g>
                  <svg:desc>rms.C2:rms.C134</svg:desc>
                </draw:g>
              </table:table-cell>
              <table:table-cell office:value-type="float" office:value="1.50060618761927">
                <text:p>1.50060618761927</text:p>
                <draw:g>
                  <svg:desc>rms.D2:rms.D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700616247952">
                <text:p>0.68700616247952</text:p>
              </table:table-cell>
              <table:table-cell office:value-type="float" office:value="7.95329082757235">
                <text:p>7.95329082757235</text:p>
              </table:table-cell>
              <table:table-cell office:value-type="float" office:value="2.30809953063726">
                <text:p>2.30809953063726</text:p>
              </table:table-cell>
              <table:table-cell office:value-type="float" office:value="2.99150799401104">
                <text:p>2.99150799401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299254432321">
                <text:p>1.25299254432321</text:p>
              </table:table-cell>
              <table:table-cell office:value-type="float" office:value="5.04173571243882">
                <text:p>5.04173571243882</text:p>
              </table:table-cell>
              <table:table-cell office:value-type="float" office:value="0.750945531763136">
                <text:p>0.750945531763136</text:p>
              </table:table-cell>
              <table:table-cell office:value-type="float" office:value="2.74912151508033">
                <text:p>2.74912151508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4264603983611">
                <text:p>0.664264603983611</text:p>
              </table:table-cell>
              <table:table-cell office:value-type="float" office:value="17.6104586571455">
                <text:p>17.6104586571455</text:p>
              </table:table-cell>
              <table:table-cell office:value-type="float" office:value="1.52768928091973">
                <text:p>1.52768928091973</text:p>
              </table:table-cell>
              <table:table-cell office:value-type="float" office:value="3.05215641856194">
                <text:p>3.05215641856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7766480445862">
                <text:p>0.887766480445862</text:p>
              </table:table-cell>
              <table:table-cell office:value-type="float" office:value="9.30956657975912">
                <text:p>9.30956657975912</text:p>
              </table:table-cell>
              <table:table-cell office:value-type="float" office:value="1.97904394008219">
                <text:p>1.97904394008219</text:p>
              </table:table-cell>
              <table:table-cell office:value-type="float" office:value="4.56405803561211">
                <text:p>4.5640580356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7406510021538">
                <text:p>0.587406510021538</text:p>
              </table:table-cell>
              <table:table-cell office:value-type="float" office:value="5.39864785969257">
                <text:p>5.39864785969257</text:p>
              </table:table-cell>
              <table:table-cell office:value-type="float" office:value="0.879376544617117">
                <text:p>0.879376544617117</text:p>
              </table:table-cell>
              <table:table-cell office:value-type="float" office:value="4.63096052408218">
                <text:p>4.63096052408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083552555181">
                <text:p>0.223083552555181</text:p>
              </table:table-cell>
              <table:table-cell office:value-type="float" office:value="8.68408102542162">
                <text:p>8.68408102542162</text:p>
              </table:table-cell>
              <table:table-cell office:value-type="float" office:value="2.00213142670691">
                <text:p>2.00213142670691</text:p>
              </table:table-cell>
              <table:table-cell office:value-type="float" office:value="1.22220616322011">
                <text:p>1.22220616322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266701772809">
                <text:p>0.198266701772809</text:p>
              </table:table-cell>
              <table:table-cell office:value-type="float" office:value="2.03707511536777">
                <text:p>2.03707511536777</text:p>
              </table:table-cell>
              <table:table-cell office:value-type="float" office:value="0.715568254236132">
                <text:p>0.715568254236132</text:p>
              </table:table-cell>
              <table:table-cell office:value-type="float" office:value="0.708151434082538">
                <text:p>0.708151434082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6329656420276">
                <text:p>0.336329656420276</text:p>
              </table:table-cell>
              <table:table-cell office:value-type="float" office:value="15.9414988011122">
                <text:p>15.9414988011122</text:p>
              </table:table-cell>
              <table:table-cell office:value-type="float" office:value="6.00899895653129">
                <text:p>6.00899895653129</text:p>
              </table:table-cell>
              <table:table-cell office:value-type="float" office:value="0.751861603930593">
                <text:p>0.751861603930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882861842401">
                <text:p>0.185882861842401</text:p>
              </table:table-cell>
              <table:table-cell office:value-type="float" office:value="4.59999870508909">
                <text:p>4.59999870508909</text:p>
              </table:table-cell>
              <table:table-cell office:value-type="float" office:value="1.27294240519404">
                <text:p>1.27294240519404</text:p>
              </table:table-cell>
              <table:table-cell office:value-type="float" office:value="0.708977924659848">
                <text:p>0.708977924659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521976729855">
                <text:p>0.321521976729855</text:p>
              </table:table-cell>
              <table:table-cell office:value-type="float" office:value="2.3351707495749">
                <text:p>2.3351707495749</text:p>
              </table:table-cell>
              <table:table-cell office:value-type="float" office:value="0.395765557186678">
                <text:p>0.395765557186678</text:p>
              </table:table-cell>
              <table:table-cell office:value-type="float" office:value="1.35582603979856">
                <text:p>1.35582603979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5862430953421">
                <text:p>0.185862430953421</text:p>
              </table:table-cell>
              <table:table-cell office:value-type="float" office:value="13.145268894732">
                <text:p>13.145268894732</text:p>
              </table:table-cell>
              <table:table-cell office:value-type="float" office:value="1.96670461446047">
                <text:p>1.96670461446047</text:p>
              </table:table-cell>
              <table:table-cell office:value-type="float" office:value="0.871126132551581">
                <text:p>0.871126132551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416961453855">
                <text:p>0.102416961453855</text:p>
              </table:table-cell>
              <table:table-cell office:value-type="float" office:value="1.77422899287194">
                <text:p>1.77422899287194</text:p>
              </table:table-cell>
              <table:table-cell office:value-type="float" office:value="0.523371971212328">
                <text:p>0.523371971212328</text:p>
              </table:table-cell>
              <table:table-cell office:value-type="float" office:value="0.519050576258451">
                <text:p>0.519050576258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3111444534734">
                <text:p>0.383111444534734</text:p>
              </table:table-cell>
              <table:table-cell office:value-type="float" office:value="18.0236995220184">
                <text:p>18.0236995220184</text:p>
              </table:table-cell>
              <table:table-cell office:value-type="float" office:value="5.92544628307223">
                <text:p>5.92544628307223</text:p>
              </table:table-cell>
              <table:table-cell office:value-type="float" office:value="1.99320912361145">
                <text:p>1.99320912361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02477006800473">
                <text:p>0.0802477006800473</text:p>
              </table:table-cell>
              <table:table-cell office:value-type="float" office:value="2.4611393455416">
                <text:p>2.4611393455416</text:p>
              </table:table-cell>
              <table:table-cell office:value-type="float" office:value="0.673973467200995">
                <text:p>0.673973467200995</text:p>
              </table:table-cell>
              <table:table-cell office:value-type="float" office:value="0.363979983376339">
                <text:p>0.363979983376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54774269403424">
                <text:p>0.0554774269403424</text:p>
              </table:table-cell>
              <table:table-cell office:value-type="float" office:value="1.79033866152167">
                <text:p>1.79033866152167</text:p>
              </table:table-cell>
              <table:table-cell office:value-type="float" office:value="0.493982515763491">
                <text:p>0.493982515763491</text:p>
              </table:table-cell>
              <table:table-cell office:value-type="float" office:value="0.345287873642519">
                <text:p>0.345287873642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5364574058913">
                <text:p>0.165364574058913</text:p>
              </table:table-cell>
              <table:table-cell office:value-type="float" office:value="4.05309861525893">
                <text:p>4.05309861525893</text:p>
              </table:table-cell>
              <table:table-cell office:value-type="float" office:value="0.868737464770675">
                <text:p>0.868737464770675</text:p>
              </table:table-cell>
              <table:table-cell office:value-type="float" office:value="0.734053493943065">
                <text:p>0.734053493943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8228265517391">
                <text:p>0.0958228265517391</text:p>
              </table:table-cell>
              <table:table-cell office:value-type="float" office:value="1.82334042619914">
                <text:p>1.82334042619914</text:p>
              </table:table-cell>
              <table:table-cell office:value-type="float" office:value="0.629754504188895">
                <text:p>0.629754504188895</text:p>
              </table:table-cell>
              <table:table-cell office:value-type="float" office:value="0.455196452094242">
                <text:p>0.455196452094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7414618469775">
                <text:p>0.467414618469775</text:p>
              </table:table-cell>
              <table:table-cell office:value-type="float" office:value="3.06892627850175">
                <text:p>3.06892627850175</text:p>
              </table:table-cell>
              <table:table-cell office:value-type="float" office:value="0.590997166000307">
                <text:p>0.590997166000307</text:p>
              </table:table-cell>
              <table:table-cell office:value-type="float" office:value="2.51309643499553">
                <text:p>2.51309643499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2885908847675">
                <text:p>0.0782885908847675</text:p>
              </table:table-cell>
              <table:table-cell office:value-type="float" office:value="2.89562786929309">
                <text:p>2.89562786929309</text:p>
              </table:table-cell>
              <table:table-cell office:value-type="float" office:value="0.855116755701602">
                <text:p>0.855116755701602</text:p>
              </table:table-cell>
              <table:table-cell office:value-type="float" office:value="0.377503107301891">
                <text:p>0.377503107301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4596532108262">
                <text:p>0.274596532108262</text:p>
              </table:table-cell>
              <table:table-cell office:value-type="float" office:value="8.37444700300694">
                <text:p>8.37444700300694</text:p>
              </table:table-cell>
              <table:table-cell office:value-type="float" office:value="3.80744878202677">
                <text:p>3.80744878202677</text:p>
              </table:table-cell>
              <table:table-cell office:value-type="float" office:value="0.845522386953235">
                <text:p>0.845522386953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7625388712622">
                <text:p>0.167625388712622</text:p>
              </table:table-cell>
              <table:table-cell office:value-type="float" office:value="5.39051229134202">
                <text:p>5.39051229134202</text:p>
              </table:table-cell>
              <table:table-cell office:value-type="float" office:value="1.73675559926778">
                <text:p>1.73675559926778</text:p>
              </table:table-cell>
              <table:table-cell office:value-type="float" office:value="0.650410773232579">
                <text:p>0.650410773232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95228705403861">
                <text:p>0.0495228705403861</text:p>
              </table:table-cell>
              <table:table-cell office:value-type="float" office:value="1.96414836682379">
                <text:p>1.96414836682379</text:p>
              </table:table-cell>
              <table:table-cell office:value-type="float" office:value="0.751996238250285">
                <text:p>0.751996238250285</text:p>
              </table:table-cell>
              <table:table-cell office:value-type="float" office:value="0.371976959286258">
                <text:p>0.371976959286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79212512821">
                <text:p>1.3079212512821</text:p>
              </table:table-cell>
              <table:table-cell office:value-type="float" office:value="17.4095649272203">
                <text:p>17.4095649272203</text:p>
              </table:table-cell>
              <table:table-cell office:value-type="float" office:value="1.87123497016728">
                <text:p>1.87123497016728</text:p>
              </table:table-cell>
              <table:table-cell office:value-type="float" office:value="2.14820611290634">
                <text:p>2.14820611290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536393311806">
                <text:p>0.33536393311806</text:p>
              </table:table-cell>
              <table:table-cell office:value-type="float" office:value="5.51455374807119">
                <text:p>5.51455374807119</text:p>
              </table:table-cell>
              <table:table-cell office:value-type="float" office:value="1.75377575214952">
                <text:p>1.75377575214952</text:p>
              </table:table-cell>
              <table:table-cell office:value-type="float" office:value="6.32834574207664">
                <text:p>6.32834574207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229637584649">
                <text:p>0.29229637584649</text:p>
              </table:table-cell>
              <table:table-cell office:value-type="float" office:value="3.91311990097165">
                <text:p>3.91311990097165</text:p>
              </table:table-cell>
              <table:table-cell office:value-type="float" office:value="0.786105170845985">
                <text:p>0.786105170845985</text:p>
              </table:table-cell>
              <table:table-cell office:value-type="float" office:value="4.37440536916256">
                <text:p>4.37440536916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385231341235">
                <text:p>0.103385231341235</text:p>
              </table:table-cell>
              <table:table-cell office:value-type="float" office:value="8.6202509701252">
                <text:p>8.6202509701252</text:p>
              </table:table-cell>
              <table:table-cell office:value-type="float" office:value="1.73196080140769">
                <text:p>1.73196080140769</text:p>
              </table:table-cell>
              <table:table-cell office:value-type="float" office:value="0.966882391367108">
                <text:p>0.966882391367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4357742001303">
                <text:p>0.0724357742001303</text:p>
              </table:table-cell>
              <table:table-cell office:value-type="float" office:value="2.63127405196428">
                <text:p>2.63127405196428</text:p>
              </table:table-cell>
              <table:table-cell office:value-type="float" office:value="0.894981261808425">
                <text:p>0.894981261808425</text:p>
              </table:table-cell>
              <table:table-cell office:value-type="float" office:value="0.512426893692464">
                <text:p>0.512426893692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0215230304748">
                <text:p>0.280215230304748</text:p>
              </table:table-cell>
              <table:table-cell office:value-type="float" office:value="16.4677705615759">
                <text:p>16.4677705615759</text:p>
              </table:table-cell>
              <table:table-cell office:value-type="float" office:value="2.87891994230449">
                <text:p>2.87891994230449</text:p>
              </table:table-cell>
              <table:table-cell office:value-type="float" office:value="1.03027420118451">
                <text:p>1.0302742011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6559566170909">
                <text:p>0.176559566170909</text:p>
              </table:table-cell>
              <table:table-cell office:value-type="float" office:value="4.61043324321508">
                <text:p>4.61043324321508</text:p>
              </table:table-cell>
              <table:table-cell office:value-type="float" office:value="1.35281030088663">
                <text:p>1.35281030088663</text:p>
              </table:table-cell>
              <table:table-cell office:value-type="float" office:value="0.641154998447746">
                <text:p>0.641154998447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823279616423">
                <text:p>0.32823279616423</text:p>
              </table:table-cell>
              <table:table-cell office:value-type="float" office:value="2.02434696257114">
                <text:p>2.02434696257114</text:p>
              </table:table-cell>
              <table:table-cell office:value-type="float" office:value="0.449465005658567">
                <text:p>0.449465005658567</text:p>
              </table:table-cell>
              <table:table-cell office:value-type="float" office:value="1.31183862686157">
                <text:p>1.31183862686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735047039576">
                <text:p>0.174735047039576</text:p>
              </table:table-cell>
              <table:table-cell office:value-type="float" office:value="13.7253915891051">
                <text:p>13.7253915891051</text:p>
              </table:table-cell>
              <table:table-cell office:value-type="float" office:value="1.63215771317482">
                <text:p>1.63215771317482</text:p>
              </table:table-cell>
              <table:table-cell office:value-type="float" office:value="0.818200060166419">
                <text:p>0.818200060166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3849171965849">
                <text:p>0.0243849171965849</text:p>
              </table:table-cell>
              <table:table-cell office:value-type="float" office:value="1.64898624643683">
                <text:p>1.64898624643683</text:p>
              </table:table-cell>
              <table:table-cell office:value-type="float" office:value="0.522095302585512">
                <text:p>0.522095302585512</text:p>
              </table:table-cell>
              <table:table-cell office:value-type="float" office:value="0.393466092646122">
                <text:p>0.393466092646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1263438966125">
                <text:p>0.511263438966125</text:p>
              </table:table-cell>
              <table:table-cell office:value-type="float" office:value="16.1151569336653">
                <text:p>16.1151569336653</text:p>
              </table:table-cell>
              <table:table-cell office:value-type="float" office:value="6.18151761591435">
                <text:p>6.18151761591435</text:p>
              </table:table-cell>
              <table:table-cell office:value-type="float" office:value="4.68313321471214">
                <text:p>4.68313321471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0728376512416">
                <text:p>0.200728376512416</text:p>
              </table:table-cell>
              <table:table-cell office:value-type="float" office:value="7.51349795609713">
                <text:p>7.51349795609713</text:p>
              </table:table-cell>
              <table:table-cell office:value-type="float" office:value="1.38235138729215">
                <text:p>1.38235138729215</text:p>
              </table:table-cell>
              <table:table-cell office:value-type="float" office:value="0.564052083063871">
                <text:p>0.564052083063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2648051627912">
                <text:p>0.162648051627912</text:p>
              </table:table-cell>
              <table:table-cell office:value-type="float" office:value="1.93547690287232">
                <text:p>1.93547690287232</text:p>
              </table:table-cell>
              <table:table-cell office:value-type="float" office:value="0.486564909806475">
                <text:p>0.486564909806475</text:p>
              </table:table-cell>
              <table:table-cell office:value-type="float" office:value="0.628314272034913">
                <text:p>0.628314272034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0072716679424">
                <text:p>0.690072716679424</text:p>
              </table:table-cell>
              <table:table-cell office:value-type="float" office:value="12.4647011980414">
                <text:p>12.4647011980414</text:p>
              </table:table-cell>
              <table:table-cell office:value-type="float" office:value="4.01505222544074">
                <text:p>4.01505222544074</text:p>
              </table:table-cell>
              <table:table-cell office:value-type="float" office:value="1.4936561929062">
                <text:p>1.4936561929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5143200168386">
                <text:p>0.135143200168386</text:p>
              </table:table-cell>
              <table:table-cell office:value-type="float" office:value="1.86804123222828">
                <text:p>1.86804123222828</text:p>
              </table:table-cell>
              <table:table-cell office:value-type="float" office:value="0.47585682477802">
                <text:p>0.47585682477802</text:p>
              </table:table-cell>
              <table:table-cell office:value-type="float" office:value="0.612959905993193">
                <text:p>0.612959905993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6641787271947">
                <text:p>0.786641787271947</text:p>
              </table:table-cell>
              <table:table-cell office:value-type="float" office:value="20.3737933188677">
                <text:p>20.3737933188677</text:p>
              </table:table-cell>
              <table:table-cell office:value-type="float" office:value="1.33763579651713">
                <text:p>1.33763579651713</text:p>
              </table:table-cell>
              <table:table-cell office:value-type="float" office:value="6.85575045645237">
                <text:p>6.85575045645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6518695652485">
                <text:p>0.666518695652485</text:p>
              </table:table-cell>
              <table:table-cell office:value-type="float" office:value="6.49820221588016">
                <text:p>6.49820221588016</text:p>
              </table:table-cell>
              <table:table-cell office:value-type="float" office:value="1.42521818634123">
                <text:p>1.42521818634123</text:p>
              </table:table-cell>
              <table:table-cell office:value-type="float" office:value="2.82685179263353">
                <text:p>2.82685179263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9883183036">
                <text:p>0.489883183036</text:p>
              </table:table-cell>
              <table:table-cell office:value-type="float" office:value="5.24637196213007">
                <text:p>5.24637196213007</text:p>
              </table:table-cell>
              <table:table-cell office:value-type="float" office:value="1.1450193123892">
                <text:p>1.1450193123892</text:p>
              </table:table-cell>
              <table:table-cell office:value-type="float" office:value="2.44133570231497">
                <text:p>2.44133570231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9937891466543">
                <text:p>0.469937891466543</text:p>
              </table:table-cell>
              <table:table-cell office:value-type="float" office:value="8.16463492810726">
                <text:p>8.16463492810726</text:p>
              </table:table-cell>
              <table:table-cell office:value-type="float" office:value="4.44900570437312">
                <text:p>4.44900570437312</text:p>
              </table:table-cell>
              <table:table-cell office:value-type="float" office:value="1.91417860332876">
                <text:p>1.91417860332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8631789013743">
                <text:p>1.38631789013743</text:p>
              </table:table-cell>
              <table:table-cell office:value-type="float" office:value="5.96605287864804">
                <text:p>5.96605287864804</text:p>
              </table:table-cell>
              <table:table-cell office:value-type="float" office:value="0.903975800611079">
                <text:p>0.903975800611079</text:p>
              </table:table-cell>
              <table:table-cell office:value-type="float" office:value="3.16703785210848">
                <text:p>3.16703785210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1730950195342">
                <text:p>1.21730950195342</text:p>
              </table:table-cell>
              <table:table-cell office:value-type="float" office:value="18.1607287377119">
                <text:p>18.1607287377119</text:p>
              </table:table-cell>
              <table:table-cell office:value-type="float" office:value="1.63229194004089">
                <text:p>1.63229194004089</text:p>
              </table:table-cell>
              <table:table-cell office:value-type="float" office:value="2.36486340872943">
                <text:p>2.36486340872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0635848715901">
                <text:p>0.610635848715901</text:p>
              </table:table-cell>
              <table:table-cell office:value-type="float" office:value="6.11862540245056">
                <text:p>6.11862540245056</text:p>
              </table:table-cell>
              <table:table-cell office:value-type="float" office:value="1.46820035297424">
                <text:p>1.46820035297424</text:p>
              </table:table-cell>
              <table:table-cell office:value-type="float" office:value="6.83154724538326">
                <text:p>6.83154724538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4665766432881">
                <text:p>0.564665766432881</text:p>
              </table:table-cell>
              <table:table-cell office:value-type="float" office:value="3.9197807200253">
                <text:p>3.9197807200253</text:p>
              </table:table-cell>
              <table:table-cell office:value-type="float" office:value="1.20254408102483">
                <text:p>1.20254408102483</text:p>
              </table:table-cell>
              <table:table-cell office:value-type="float" office:value="5.81464497372508">
                <text:p>5.81464497372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8820243794471">
                <text:p>0.418820243794471</text:p>
              </table:table-cell>
              <table:table-cell office:value-type="float" office:value="14.9961048737168">
                <text:p>14.9961048737168</text:p>
              </table:table-cell>
              <table:table-cell office:value-type="float" office:value="2.44027120061219">
                <text:p>2.44027120061219</text:p>
              </table:table-cell>
              <table:table-cell office:value-type="float" office:value="9.58828534930944">
                <text:p>9.58828534930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8764866783749">
                <text:p>0.118764866783749</text:p>
              </table:table-cell>
              <table:table-cell office:value-type="float" office:value="3.00073390826583">
                <text:p>3.00073390826583</text:p>
              </table:table-cell>
              <table:table-cell office:value-type="float" office:value="0.64570305403322">
                <text:p>0.64570305403322</text:p>
              </table:table-cell>
              <table:table-cell office:value-type="float" office:value="1.09466200228781">
                <text:p>1.09466200228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7035984052345">
                <text:p>0.357035984052345</text:p>
              </table:table-cell>
              <table:table-cell office:value-type="float" office:value="9.26449801772833">
                <text:p>9.26449801772833</text:p>
              </table:table-cell>
              <table:table-cell office:value-type="float" office:value="5.42929582297802">
                <text:p>5.42929582297802</text:p>
              </table:table-cell>
              <table:table-cell office:value-type="float" office:value="0.970864843111485">
                <text:p>0.97086484311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99421099550091">
                <text:p>0.0999421099550091</text:p>
              </table:table-cell>
              <table:table-cell office:value-type="float" office:value="4.7363736666739">
                <text:p>4.7363736666739</text:p>
              </table:table-cell>
              <table:table-cell office:value-type="float" office:value="1.63245061412454">
                <text:p>1.63245061412454</text:p>
              </table:table-cell>
              <table:table-cell office:value-type="float" office:value="0.646453001536429">
                <text:p>0.646453001536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2476350245997">
                <text:p>0.0582476350245997</text:p>
              </table:table-cell>
              <table:table-cell office:value-type="float" office:value="1.77841784898192">
                <text:p>1.77841784898192</text:p>
              </table:table-cell>
              <table:table-cell office:value-type="float" office:value="0.622524123173207">
                <text:p>0.622524123173207</text:p>
              </table:table-cell>
              <table:table-cell office:value-type="float" office:value="0.578527746256441">
                <text:p>0.578527746256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816148925573">
                <text:p>0.186816148925573</text:p>
              </table:table-cell>
              <table:table-cell office:value-type="float" office:value="14.0337105840445">
                <text:p>14.0337105840445</text:p>
              </table:table-cell>
              <table:table-cell office:value-type="float" office:value="1.95023219566792">
                <text:p>1.95023219566792</text:p>
              </table:table-cell>
              <table:table-cell office:value-type="float" office:value="0.969864369835705">
                <text:p>0.969864369835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2258461539168">
                <text:p>0.0552258461539168</text:p>
              </table:table-cell>
              <table:table-cell office:value-type="float" office:value="1.60860200412571">
                <text:p>1.60860200412571</text:p>
              </table:table-cell>
              <table:table-cell office:value-type="float" office:value="0.472613697638735">
                <text:p>0.472613697638735</text:p>
              </table:table-cell>
              <table:table-cell office:value-type="float" office:value="0.595710123889148">
                <text:p>0.595710123889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115972135216">
                <text:p>0.32115972135216</text:p>
              </table:table-cell>
              <table:table-cell office:value-type="float" office:value="4.96421428397298">
                <text:p>4.96421428397298</text:p>
              </table:table-cell>
              <table:table-cell office:value-type="float" office:value="1.40148436184973">
                <text:p>1.40148436184973</text:p>
              </table:table-cell>
              <table:table-cell office:value-type="float" office:value="2.88038840517402">
                <text:p>2.88038840517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068927213084">
                <text:p>0.19068927213084</text:p>
              </table:table-cell>
              <table:table-cell office:value-type="float" office:value="7.71599728614092">
                <text:p>7.71599728614092</text:p>
              </table:table-cell>
              <table:table-cell office:value-type="float" office:value="1.81412207894027">
                <text:p>1.81412207894027</text:p>
              </table:table-cell>
              <table:table-cell office:value-type="float" office:value="0.736153509933502">
                <text:p>0.736153509933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2169193977024">
                <text:p>0.0362169193977024</text:p>
              </table:table-cell>
              <table:table-cell office:value-type="float" office:value="1.58119655679911">
                <text:p>1.58119655679911</text:p>
              </table:table-cell>
              <table:table-cell office:value-type="float" office:value="0.432080589234829">
                <text:p>0.432080589234829</text:p>
              </table:table-cell>
              <table:table-cell office:value-type="float" office:value="0.333996373228729">
                <text:p>0.333996373228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3494623191655">
                <text:p>0.333494623191655</text:p>
              </table:table-cell>
              <table:table-cell office:value-type="float" office:value="13.074186630547">
                <text:p>13.074186630547</text:p>
              </table:table-cell>
              <table:table-cell office:value-type="float" office:value="7.83135369420052">
                <text:p>7.83135369420052</text:p>
              </table:table-cell>
              <table:table-cell office:value-type="float" office:value="0.756437308155">
                <text:p>0.756437308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8880030135624">
                <text:p>0.138880030135624</text:p>
              </table:table-cell>
              <table:table-cell office:value-type="float" office:value="3.99346044287086">
                <text:p>3.99346044287086</text:p>
              </table:table-cell>
              <table:table-cell office:value-type="float" office:value="1.21202005539089">
                <text:p>1.21202005539089</text:p>
              </table:table-cell>
              <table:table-cell office:value-type="float" office:value="0.700682459864765">
                <text:p>0.700682459864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0672917496413">
                <text:p>0.410672917496413</text:p>
              </table:table-cell>
              <table:table-cell office:value-type="float" office:value="2.37379805184901">
                <text:p>2.37379805184901</text:p>
              </table:table-cell>
              <table:table-cell office:value-type="float" office:value="0.46118677710183">
                <text:p>0.46118677710183</text:p>
              </table:table-cell>
              <table:table-cell office:value-type="float" office:value="1.70339818578213">
                <text:p>1.70339818578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2354041095823">
                <text:p>0.882354041095823</text:p>
              </table:table-cell>
              <table:table-cell office:value-type="float" office:value="19.8643952608109">
                <text:p>19.8643952608109</text:p>
              </table:table-cell>
              <table:table-cell office:value-type="float" office:value="2.99505074508488">
                <text:p>2.99505074508488</text:p>
              </table:table-cell>
              <table:table-cell office:value-type="float" office:value="5.14325546100736">
                <text:p>5.14325546100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50644581380766">
                <text:p>0.0550644581380766</text:p>
              </table:table-cell>
              <table:table-cell office:value-type="float" office:value="1.64164404850453">
                <text:p>1.64164404850453</text:p>
              </table:table-cell>
              <table:table-cell office:value-type="float" office:value="0.477440218674019">
                <text:p>0.477440218674019</text:p>
              </table:table-cell>
              <table:table-cell office:value-type="float" office:value="0.354016636265442">
                <text:p>0.354016636265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1254302384332">
                <text:p>0.431254302384332</text:p>
              </table:table-cell>
              <table:table-cell office:value-type="float" office:value="11.3581009209156">
                <text:p>11.3581009209156</text:p>
              </table:table-cell>
              <table:table-cell office:value-type="float" office:value="12.8591060638428">
                <text:p>12.8591060638428</text:p>
              </table:table-cell>
              <table:table-cell office:value-type="float" office:value="2.29179835878313">
                <text:p>2.29179835878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4501718346728">
                <text:p>0.0304501718346728</text:p>
              </table:table-cell>
              <table:table-cell office:value-type="float" office:value="2.03173002228141">
                <text:p>2.03173002228141</text:p>
              </table:table-cell>
              <table:table-cell office:value-type="float" office:value="0.694022164680064">
                <text:p>0.694022164680064</text:p>
              </table:table-cell>
              <table:table-cell office:value-type="float" office:value="0.337875011609867">
                <text:p>0.337875011609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845494883601">
                <text:p>0.106845494883601</text:p>
              </table:table-cell>
              <table:table-cell office:value-type="float" office:value="1.56690506264567">
                <text:p>1.56690506264567</text:p>
              </table:table-cell>
              <table:table-cell office:value-type="float" office:value="0.477184628834948">
                <text:p>0.477184628834948</text:p>
              </table:table-cell>
              <table:table-cell office:value-type="float" office:value="0.400365825043991">
                <text:p>0.400365825043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8989919126034">
                <text:p>0.418989919126034</text:p>
              </table:table-cell>
              <table:table-cell office:value-type="float" office:value="17.3965971916914">
                <text:p>17.3965971916914</text:p>
              </table:table-cell>
              <table:table-cell office:value-type="float" office:value="3.0912624206394">
                <text:p>3.0912624206394</text:p>
              </table:table-cell>
              <table:table-cell office:value-type="float" office:value="2.51563056372106">
                <text:p>2.51563056372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4964408921078">
                <text:p>0.244964408921078</text:p>
              </table:table-cell>
              <table:table-cell office:value-type="float" office:value="4.07120911404491">
                <text:p>4.07120911404491</text:p>
              </table:table-cell>
              <table:table-cell office:value-type="float" office:value="1.06987729668617">
                <text:p>1.06987729668617</text:p>
              </table:table-cell>
              <table:table-cell office:value-type="float" office:value="5.48941874876618">
                <text:p>5.48941874876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493179010227">
                <text:p>0.430493179010227</text:p>
              </table:table-cell>
              <table:table-cell office:value-type="float" office:value="18.5158010572195">
                <text:p>18.5158010572195</text:p>
              </table:table-cell>
              <table:table-cell office:value-type="float" office:value="2.92879645712674">
                <text:p>2.92879645712674</text:p>
              </table:table-cell>
              <table:table-cell office:value-type="float" office:value="7.4591962620616">
                <text:p>7.4591962620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00772977527231">
                <text:p>0.0800772977527231</text:p>
              </table:table-cell>
              <table:table-cell office:value-type="float" office:value="2.73960689082742">
                <text:p>2.73960689082742</text:p>
              </table:table-cell>
              <table:table-cell office:value-type="float" office:value="0.969583168625832">
                <text:p>0.969583168625832</text:p>
              </table:table-cell>
              <table:table-cell office:value-type="float" office:value="0.595833931583911">
                <text:p>0.5958339315839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54646979051176">
                <text:p>0.0454646979051176</text:p>
              </table:table-cell>
              <table:table-cell office:value-type="float" office:value="1.66309555061162">
                <text:p>1.66309555061162</text:p>
              </table:table-cell>
              <table:table-cell office:value-type="float" office:value="0.528201635461301">
                <text:p>0.528201635461301</text:p>
              </table:table-cell>
              <table:table-cell office:value-type="float" office:value="0.531290133949369">
                <text:p>0.531290133949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4364841617644">
                <text:p>0.504364841617644</text:p>
              </table:table-cell>
              <table:table-cell office:value-type="float" office:value="12.2286910191178">
                <text:p>12.2286910191178</text:p>
              </table:table-cell>
              <table:table-cell office:value-type="float" office:value="13.0147933959961">
                <text:p>13.0147933959961</text:p>
              </table:table-cell>
              <table:table-cell office:value-type="float" office:value="1.37486471794546">
                <text:p>1.37486471794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3534918455407">
                <text:p>0.293534918455407</text:p>
              </table:table-cell>
              <table:table-cell office:value-type="float" office:value="1.89380825031549">
                <text:p>1.89380825031549</text:p>
              </table:table-cell>
              <table:table-cell office:value-type="float" office:value="0.686246377881616">
                <text:p>0.686246377881616</text:p>
              </table:table-cell>
              <table:table-cell office:value-type="float" office:value="0.460437877336517">
                <text:p>0.460437877336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9634496513754">
                <text:p>1.19634496513754</text:p>
              </table:table-cell>
              <table:table-cell office:value-type="float" office:value="17.7841875702143">
                <text:p>17.7841875702143</text:p>
              </table:table-cell>
              <table:table-cell office:value-type="float" office:value="1.45102967508137">
                <text:p>1.45102967508137</text:p>
              </table:table-cell>
              <table:table-cell office:value-type="float" office:value="3.21283214725554">
                <text:p>3.21283214725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79648423101753">
                <text:p>0.679648423101753</text:p>
              </table:table-cell>
              <table:table-cell office:value-type="float" office:value="7.69936107099056">
                <text:p>7.69936107099056</text:p>
              </table:table-cell>
              <table:table-cell office:value-type="float" office:value="1.08419719617814">
                <text:p>1.08419719617814</text:p>
              </table:table-cell>
              <table:table-cell office:value-type="float" office:value="3.68904997594655">
                <text:p>3.68904997594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520462218672">
                <text:p>0.77520462218672</text:p>
              </table:table-cell>
              <table:table-cell office:value-type="float" office:value="7.91570637375116">
                <text:p>7.91570637375116</text:p>
              </table:table-cell>
              <table:table-cell office:value-type="float" office:value="1.12772837746888">
                <text:p>1.12772837746888</text:p>
              </table:table-cell>
              <table:table-cell office:value-type="float" office:value="5.84328453987837">
                <text:p>5.84328453987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2227339781821">
                <text:p>1.32227339781821</text:p>
              </table:table-cell>
              <table:table-cell office:value-type="float" office:value="11.183125898242">
                <text:p>11.183125898242</text:p>
              </table:table-cell>
              <table:table-cell office:value-type="float" office:value="1.3813414843753">
                <text:p>1.3813414843753</text:p>
              </table:table-cell>
              <table:table-cell office:value-type="float" office:value="4.32930840179324">
                <text:p>4.32930840179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803225222975">
                <text:p>0.91803225222975</text:p>
              </table:table-cell>
              <table:table-cell office:value-type="float" office:value="7.78641365468502">
                <text:p>7.78641365468502</text:p>
              </table:table-cell>
              <table:table-cell office:value-type="float" office:value="0.914556731004268">
                <text:p>0.914556731004268</text:p>
              </table:table-cell>
              <table:table-cell office:value-type="float" office:value="3.3718531485647">
                <text:p>3.3718531485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229106586427">
                <text:p>1.24229106586427</text:p>
              </table:table-cell>
              <table:table-cell office:value-type="float" office:value="15.7803483307362">
                <text:p>15.7803483307362</text:p>
              </table:table-cell>
              <table:table-cell office:value-type="float" office:value="3.52531764656305">
                <text:p>3.52531764656305</text:p>
              </table:table-cell>
              <table:table-cell office:value-type="float" office:value="2.90628429502249">
                <text:p>2.90628429502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07430939655751">
                <text:p>0.707430939655751</text:p>
              </table:table-cell>
              <table:table-cell office:value-type="float" office:value="18.3264669030905">
                <text:p>18.3264669030905</text:p>
              </table:table-cell>
              <table:table-cell office:value-type="float" office:value="7.04431114718318">
                <text:p>7.04431114718318</text:p>
              </table:table-cell>
              <table:table-cell office:value-type="float" office:value="1.88023003283888">
                <text:p>1.88023003283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07636650279164">
                <text:p>0.807636650279164</text:p>
              </table:table-cell>
              <table:table-cell office:value-type="float" office:value="7.24841933697462">
                <text:p>7.24841933697462</text:p>
              </table:table-cell>
              <table:table-cell office:value-type="float" office:value="1.18011340964586">
                <text:p>1.18011340964586</text:p>
              </table:table-cell>
              <table:table-cell office:value-type="float" office:value="5.3731338120997">
                <text:p>5.3731338120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8998231422156">
                <text:p>1.78998231422156</text:p>
              </table:table-cell>
              <table:table-cell office:value-type="float" office:value="10.0433193147182">
                <text:p>10.0433193147182</text:p>
              </table:table-cell>
              <table:table-cell office:value-type="float" office:value="1.37386203277856">
                <text:p>1.37386203277856</text:p>
              </table:table-cell>
              <table:table-cell office:value-type="float" office:value="3.11178574338555">
                <text:p>3.111785743385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110728792846">
                <text:p>0.461110728792846</text:p>
              </table:table-cell>
              <table:table-cell office:value-type="float" office:value="4.9608419649303">
                <text:p>4.9608419649303</text:p>
              </table:table-cell>
              <table:table-cell office:value-type="float" office:value="0.675363000482321">
                <text:p>0.675363000482321</text:p>
              </table:table-cell>
              <table:table-cell office:value-type="float" office:value="2.59231054224074">
                <text:p>2.59231054224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1381065128371">
                <text:p>0.391381065128371</text:p>
              </table:table-cell>
              <table:table-cell office:value-type="float" office:value="22.3876126110554">
                <text:p>22.3876126110554</text:p>
              </table:table-cell>
              <table:table-cell office:value-type="float" office:value="5.42384339496493">
                <text:p>5.42384339496493</text:p>
              </table:table-cell>
              <table:table-cell office:value-type="float" office:value="5.1994314417243">
                <text:p>5.1994314417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1381065128371">
                <text:p>0.391381065128371</text:p>
              </table:table-cell>
              <table:table-cell office:value-type="float" office:value="22.3876126110554">
                <text:p>22.3876126110554</text:p>
              </table:table-cell>
              <table:table-cell office:value-type="float" office:value="5.42384339496493">
                <text:p>5.42384339496493</text:p>
              </table:table-cell>
              <table:table-cell office:value-type="float" office:value="5.1994314417243">
                <text:p>5.1994314417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5676852501929">
                <text:p>0.965676852501929</text:p>
              </table:table-cell>
              <table:table-cell office:value-type="float" office:value="9.20721516013145">
                <text:p>9.20721516013145</text:p>
              </table:table-cell>
              <table:table-cell office:value-type="float" office:value="8.92486330121756">
                <text:p>8.92486330121756</text:p>
              </table:table-cell>
              <table:table-cell office:value-type="float" office:value="1.78957020398229">
                <text:p>1.789570203982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1129078101367">
                <text:p>0.631129078101367</text:p>
              </table:table-cell>
              <table:table-cell office:value-type="float" office:value="22.2802516072989">
                <text:p>22.2802516072989</text:p>
              </table:table-cell>
              <table:table-cell office:value-type="float" office:value="6.09590858221054">
                <text:p>6.09590858221054</text:p>
              </table:table-cell>
              <table:table-cell office:value-type="float" office:value="2.97436490654945">
                <text:p>2.97436490654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4573588185012">
                <text:p>0.674573588185012</text:p>
              </table:table-cell>
              <table:table-cell office:value-type="float" office:value="7.85004813224077">
                <text:p>7.85004813224077</text:p>
              </table:table-cell>
              <table:table-cell office:value-type="float" office:value="19.4484144449234">
                <text:p>19.4484144449234</text:p>
              </table:table-cell>
              <table:table-cell office:value-type="float" office:value="3.05052241310477">
                <text:p>3.05052241310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2972899489105">
                <text:p>0.522972899489105</text:p>
              </table:table-cell>
              <table:table-cell office:value-type="float" office:value="11.1626191064715">
                <text:p>11.1626191064715</text:p>
              </table:table-cell>
              <table:table-cell office:value-type="float" office:value="19.877128303051">
                <text:p>19.877128303051</text:p>
              </table:table-cell>
              <table:table-cell office:value-type="float" office:value="4.03149239718914">
                <text:p>4.031492397189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1350564970635">
                <text:p>0.221350564970635</text:p>
              </table:table-cell>
              <table:table-cell office:value-type="float" office:value="13.6517165228724">
                <text:p>13.6517165228724</text:p>
              </table:table-cell>
              <table:table-cell office:value-type="float" office:value="4.97790612280369">
                <text:p>4.97790612280369</text:p>
              </table:table-cell>
              <table:table-cell office:value-type="float" office:value="1.29172916058451">
                <text:p>1.291729160584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2295943684876">
                <text:p>0.262295943684876</text:p>
              </table:table-cell>
              <table:table-cell office:value-type="float" office:value="9.69671551138163">
                <text:p>9.69671551138163</text:p>
              </table:table-cell>
              <table:table-cell office:value-type="float" office:value="7.61971436440945">
                <text:p>7.61971436440945</text:p>
              </table:table-cell>
              <table:table-cell office:value-type="float" office:value="2.18169554136693">
                <text:p>2.18169554136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9996174918488">
                <text:p>0.349996174918488</text:p>
              </table:table-cell>
              <table:table-cell office:value-type="float" office:value="19.9025981128216">
                <text:p>19.9025981128216</text:p>
              </table:table-cell>
              <table:table-cell office:value-type="float" office:value="13.5188093408942">
                <text:p>13.5188093408942</text:p>
              </table:table-cell>
              <table:table-cell office:value-type="float" office:value="2.53026280552149">
                <text:p>2.53026280552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4818567605689">
                <text:p>0.324818567605689</text:p>
              </table:table-cell>
              <table:table-cell office:value-type="float" office:value="7.96891190111637">
                <text:p>7.96891190111637</text:p>
              </table:table-cell>
              <table:table-cell office:value-type="float" office:value="12.2318211942911">
                <text:p>12.2318211942911</text:p>
              </table:table-cell>
              <table:table-cell office:value-type="float" office:value="2.250075340271">
                <text:p>2.2500753402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7776438705623">
                <text:p>0.987776438705623</text:p>
              </table:table-cell>
              <table:table-cell office:value-type="float" office:value="22.2927033901215">
                <text:p>22.2927033901215</text:p>
              </table:table-cell>
              <table:table-cell office:value-type="float" office:value="15.9707237035036">
                <text:p>15.9707237035036</text:p>
              </table:table-cell>
              <table:table-cell office:value-type="float" office:value="3.31457774154842">
                <text:p>3.31457774154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7613245695829">
                <text:p>0.577613245695829</text:p>
              </table:table-cell>
              <table:table-cell office:value-type="float" office:value="9.39192064106464">
                <text:p>9.39192064106464</text:p>
              </table:table-cell>
              <table:table-cell office:value-type="float" office:value="4.78775473311544">
                <text:p>4.78775473311544</text:p>
              </table:table-cell>
              <table:table-cell office:value-type="float" office:value="1.62525731138885">
                <text:p>1.62525731138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564207140356">
                <text:p>1.04564207140356</text:p>
              </table:table-cell>
              <table:table-cell office:value-type="float" office:value="8.08742363005877">
                <text:p>8.08742363005877</text:p>
              </table:table-cell>
              <table:table-cell office:value-type="float" office:value="22.9570437222719">
                <text:p>22.9570437222719</text:p>
              </table:table-cell>
              <table:table-cell office:value-type="float" office:value="6.25010579824448">
                <text:p>6.25010579824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1781841851771">
                <text:p>0.871781841851771</text:p>
              </table:table-cell>
              <table:table-cell office:value-type="float" office:value="19.7115167975426">
                <text:p>19.7115167975426</text:p>
              </table:table-cell>
              <table:table-cell office:value-type="float" office:value="12.8078404814005">
                <text:p>12.8078404814005</text:p>
              </table:table-cell>
              <table:table-cell office:value-type="float" office:value="11.4850485697389">
                <text:p>11.4850485697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3448665868491">
                <text:p>0.283448665868491</text:p>
              </table:table-cell>
              <table:table-cell office:value-type="float" office:value="9.08337347209454">
                <text:p>9.08337347209454</text:p>
              </table:table-cell>
              <table:table-cell office:value-type="float" office:value="9.77291446179152">
                <text:p>9.77291446179152</text:p>
              </table:table-cell>
              <table:table-cell office:value-type="float" office:value="2.35185865312815">
                <text:p>2.35185865312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2913899607956">
                <text:p>0.632913899607956</text:p>
              </table:table-cell>
              <table:table-cell office:value-type="float" office:value="16.6072826832533">
                <text:p>16.6072826832533</text:p>
              </table:table-cell>
              <table:table-cell office:value-type="float" office:value="20.0288984924555">
                <text:p>20.0288984924555</text:p>
              </table:table-cell>
              <table:table-cell office:value-type="float" office:value="2.59457412175834">
                <text:p>2.594574121758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5197280189022">
                <text:p>0.365197280189022</text:p>
              </table:table-cell>
              <table:table-cell office:value-type="float" office:value="9.53906401991844">
                <text:p>9.53906401991844</text:p>
              </table:table-cell>
              <table:table-cell office:value-type="float" office:value="3.12543590553105">
                <text:p>3.12543590553105</text:p>
              </table:table-cell>
              <table:table-cell office:value-type="float" office:value="1.52382487431169">
                <text:p>1.52382487431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7040608227253">
                <text:p>0.777040608227253</text:p>
              </table:table-cell>
              <table:table-cell office:value-type="float" office:value="10.7650747522712">
                <text:p>10.7650747522712</text:p>
              </table:table-cell>
              <table:table-cell office:value-type="float" office:value="20.4752907156944">
                <text:p>20.4752907156944</text:p>
              </table:table-cell>
              <table:table-cell office:value-type="float" office:value="2.77397502213717">
                <text:p>2.77397502213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9869680879638">
                <text:p>0.409869680879638</text:p>
              </table:table-cell>
              <table:table-cell office:value-type="float" office:value="17.8733747452498">
                <text:p>17.8733747452498</text:p>
              </table:table-cell>
              <table:table-cell office:value-type="float" office:value="4.10770578309894">
                <text:p>4.10770578309894</text:p>
              </table:table-cell>
              <table:table-cell office:value-type="float" office:value="1.22000300325453">
                <text:p>1.22000300325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869680879638">
                <text:p>0.409869680879638</text:p>
              </table:table-cell>
              <table:table-cell office:value-type="float" office:value="17.8733747452498">
                <text:p>17.8733747452498</text:p>
              </table:table-cell>
              <table:table-cell office:value-type="float" office:value="4.10770578309894">
                <text:p>4.10770578309894</text:p>
              </table:table-cell>
              <table:table-cell office:value-type="float" office:value="1.22000300325453">
                <text:p>1.220003003254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2447786200792">
                <text:p>0.672447786200792</text:p>
              </table:table-cell>
              <table:table-cell office:value-type="float" office:value="10.6580471619964">
                <text:p>10.6580471619964</text:p>
              </table:table-cell>
              <table:table-cell office:value-type="float" office:value="21.8642130494118">
                <text:p>21.8642130494118</text:p>
              </table:table-cell>
              <table:table-cell office:value-type="float" office:value="5.68234361708164">
                <text:p>5.68234361708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6045061228797">
                <text:p>0.326045061228797</text:p>
              </table:table-cell>
              <table:table-cell office:value-type="float" office:value="12.6698426902294">
                <text:p>12.6698426902294</text:p>
              </table:table-cell>
              <table:table-cell office:value-type="float" office:value="3.0056603718549">
                <text:p>3.0056603718549</text:p>
              </table:table-cell>
              <table:table-cell office:value-type="float" office:value="1.16960366722196">
                <text:p>1.16960366722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79578477097675">
                <text:p>0.479578477097675</text:p>
              </table:table-cell>
              <table:table-cell office:value-type="float" office:value="9.50020458549261">
                <text:p>9.50020458549261</text:p>
              </table:table-cell>
              <table:table-cell office:value-type="float" office:value="20.8203513175249">
                <text:p>20.8203513175249</text:p>
              </table:table-cell>
              <table:table-cell office:value-type="float" office:value="3.41122061945498">
                <text:p>3.411220619454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0789816770703">
                <text:p>0.550789816770703</text:p>
              </table:table-cell>
              <table:table-cell office:value-type="float" office:value="15.0921382009983">
                <text:p>15.0921382009983</text:p>
              </table:table-cell>
              <table:table-cell office:value-type="float" office:value="23.0291802436113">
                <text:p>23.0291802436113</text:p>
              </table:table-cell>
              <table:table-cell office:value-type="float" office:value="2.58712843060493">
                <text:p>2.58712843060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1898386068642">
                <text:p>0.521898386068642</text:p>
              </table:table-cell>
              <table:table-cell office:value-type="float" office:value="5.48812793567777">
                <text:p>5.48812793567777</text:p>
              </table:table-cell>
              <table:table-cell office:value-type="float" office:value="21.7563379555941">
                <text:p>21.7563379555941</text:p>
              </table:table-cell>
              <table:table-cell office:value-type="float" office:value="5.16365794464946">
                <text:p>5.16365794464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7327933721244">
                <text:p>0.427327933721244</text:p>
              </table:table-cell>
              <table:table-cell office:value-type="float" office:value="10.4051055386662">
                <text:p>10.4051055386662</text:p>
              </table:table-cell>
              <table:table-cell office:value-type="float" office:value="21.07491530478">
                <text:p>21.07491530478</text:p>
              </table:table-cell>
              <table:table-cell office:value-type="float" office:value="4.37097065150738">
                <text:p>4.37097065150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6840879097581">
                <text:p>0.506840879097581</text:p>
              </table:table-cell>
              <table:table-cell office:value-type="float" office:value="15.0360073894262">
                <text:p>15.0360073894262</text:p>
              </table:table-cell>
              <table:table-cell office:value-type="float" office:value="5.36980014294386">
                <text:p>5.36980014294386</text:p>
              </table:table-cell>
              <table:table-cell office:value-type="float" office:value="1.2394948862493">
                <text:p>1.23949488624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389204898849">
                <text:p>0.428389204898849</text:p>
              </table:table-cell>
              <table:table-cell office:value-type="float" office:value="10.8226025477052">
                <text:p>10.8226025477052</text:p>
              </table:table-cell>
              <table:table-cell office:value-type="float" office:value="18.2836093008518">
                <text:p>18.2836093008518</text:p>
              </table:table-cell>
              <table:table-cell office:value-type="float" office:value="2.96132545918226">
                <text:p>2.961325459182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215568151325">
                <text:p>0.40215568151325</text:p>
              </table:table-cell>
              <table:table-cell office:value-type="float" office:value="13.4845767170191">
                <text:p>13.4845767170191</text:p>
              </table:table-cell>
              <table:table-cell office:value-type="float" office:value="22.8317622095346">
                <text:p>22.8317622095346</text:p>
              </table:table-cell>
              <table:table-cell office:value-type="float" office:value="3.63715807907283">
                <text:p>3.63715807907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4247207976878">
                <text:p>0.344247207976878</text:p>
              </table:table-cell>
              <table:table-cell office:value-type="float" office:value="7.58128194138408">
                <text:p>7.58128194138408</text:p>
              </table:table-cell>
              <table:table-cell office:value-type="float" office:value="13.9407636597753">
                <text:p>13.9407636597753</text:p>
              </table:table-cell>
              <table:table-cell office:value-type="float" office:value="2.85227759741247">
                <text:p>2.85227759741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2406068891287">
                <text:p>0.552406068891287</text:p>
              </table:table-cell>
              <table:table-cell office:value-type="float" office:value="17.603350803256">
                <text:p>17.603350803256</text:p>
              </table:table-cell>
              <table:table-cell office:value-type="float" office:value="19.5097047835588">
                <text:p>19.5097047835588</text:p>
              </table:table-cell>
              <table:table-cell office:value-type="float" office:value="3.54409380815923">
                <text:p>3.54409380815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4554363032803">
                <text:p>0.324554363032803</text:p>
              </table:table-cell>
              <table:table-cell office:value-type="float" office:value="15.2850123122334">
                <text:p>15.2850123122334</text:p>
              </table:table-cell>
              <table:table-cell office:value-type="float" office:value="10.6944143772125">
                <text:p>10.6944143772125</text:p>
              </table:table-cell>
              <table:table-cell office:value-type="float" office:value="1.30431400611997">
                <text:p>1.30431400611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5768357925117">
                <text:p>0.415768357925117</text:p>
              </table:table-cell>
              <table:table-cell office:value-type="float" office:value="10.9214978292584">
                <text:p>10.9214978292584</text:p>
              </table:table-cell>
              <table:table-cell office:value-type="float" office:value="13.6167025193572">
                <text:p>13.6167025193572</text:p>
              </table:table-cell>
              <table:table-cell office:value-type="float" office:value="2.10677599534392">
                <text:p>2.10677599534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839037688449">
                <text:p>0.83839037688449</text:p>
              </table:table-cell>
              <table:table-cell office:value-type="float" office:value="23.9708255976439">
                <text:p>23.9708255976439</text:p>
              </table:table-cell>
              <table:table-cell office:value-type="float" office:value="12.1494540944695">
                <text:p>12.1494540944695</text:p>
              </table:table-cell>
              <table:table-cell office:value-type="float" office:value="7.64657976105809">
                <text:p>7.64657976105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1456049783155">
                <text:p>0.301456049783155</text:p>
              </table:table-cell>
              <table:table-cell office:value-type="float" office:value="6.78561069071293">
                <text:p>6.78561069071293</text:p>
              </table:table-cell>
              <table:table-cell office:value-type="float" office:value="11.4719271659851">
                <text:p>11.4719271659851</text:p>
              </table:table-cell>
              <table:table-cell office:value-type="float" office:value="2.09777033887804">
                <text:p>2.09777033887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7936928644776">
                <text:p>0.247936928644776</text:p>
              </table:table-cell>
              <table:table-cell office:value-type="float" office:value="7.41363037377596">
                <text:p>7.41363037377596</text:p>
              </table:table-cell>
              <table:table-cell office:value-type="float" office:value="23.5320553183556">
                <text:p>23.5320553183556</text:p>
              </table:table-cell>
              <table:table-cell office:value-type="float" office:value="2.08374601788819">
                <text:p>2.08374601788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14722017012537">
                <text:p>0.414722017012537</text:p>
              </table:table-cell>
              <table:table-cell office:value-type="float" office:value="8.97096749395132">
                <text:p>8.97096749395132</text:p>
              </table:table-cell>
              <table:table-cell office:value-type="float" office:value="4.02922183275223">
                <text:p>4.02922183275223</text:p>
              </table:table-cell>
              <table:table-cell office:value-type="float" office:value="1.53922999743372">
                <text:p>1.53922999743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2923172209412">
                <text:p>0.512923172209412</text:p>
              </table:table-cell>
              <table:table-cell office:value-type="float" office:value="14.2835071310401">
                <text:p>14.2835071310401</text:p>
              </table:table-cell>
              <table:table-cell office:value-type="float" office:value="10.8821094036102">
                <text:p>10.8821094036102</text:p>
              </table:table-cell>
              <table:table-cell office:value-type="float" office:value="2.83080316148698">
                <text:p>2.830803161486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8417936190963">
                <text:p>0.918417936190963</text:p>
              </table:table-cell>
              <table:table-cell office:value-type="float" office:value="24.2074802517891">
                <text:p>24.2074802517891</text:p>
              </table:table-cell>
              <table:table-cell office:value-type="float" office:value="16.143498942256">
                <text:p>16.143498942256</text:p>
              </table:table-cell>
              <table:table-cell office:value-type="float" office:value="1.8417303217575">
                <text:p>1.8417303217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8945144601166">
                <text:p>0.638945144601166</text:p>
              </table:table-cell>
              <table:table-cell office:value-type="float" office:value="9.79205314069986">
                <text:p>9.79205314069986</text:p>
              </table:table-cell>
              <table:table-cell office:value-type="float" office:value="4.70136571675539">
                <text:p>4.70136571675539</text:p>
              </table:table-cell>
              <table:table-cell office:value-type="float" office:value="2.81128264032304">
                <text:p>2.811282640323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9052532985807">
                <text:p>0.539052532985807</text:p>
              </table:table-cell>
              <table:table-cell office:value-type="float" office:value="6.91519537940621">
                <text:p>6.91519537940621</text:p>
              </table:table-cell>
              <table:table-cell office:value-type="float" office:value="26.0903183370829">
                <text:p>26.0903183370829</text:p>
              </table:table-cell>
              <table:table-cell office:value-type="float" office:value="4.25750482827425">
                <text:p>4.257504828274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20029226318">
                <text:p>0.5520029226318</text:p>
              </table:table-cell>
              <table:table-cell office:value-type="float" office:value="20.9481101483107">
                <text:p>20.9481101483107</text:p>
              </table:table-cell>
              <table:table-cell office:value-type="float" office:value="15.330390073359">
                <text:p>15.330390073359</text:p>
              </table:table-cell>
              <table:table-cell office:value-type="float" office:value="5.81820262596011">
                <text:p>5.81820262596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2789281401783">
                <text:p>0.602789281401783</text:p>
              </table:table-cell>
              <table:table-cell office:value-type="float" office:value="9.4483345746994">
                <text:p>9.4483345746994</text:p>
              </table:table-cell>
              <table:table-cell office:value-type="float" office:value="10.891143232584">
                <text:p>10.891143232584</text:p>
              </table:table-cell>
              <table:table-cell office:value-type="float" office:value="2.62394198216498">
                <text:p>2.623941982164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09309766534716">
                <text:p>0.709309766534716</text:p>
              </table:table-cell>
              <table:table-cell office:value-type="float" office:value="16.0520691424608">
                <text:p>16.0520691424608</text:p>
              </table:table-cell>
              <table:table-cell office:value-type="float" office:value="9.11626499146223">
                <text:p>9.11626499146223</text:p>
              </table:table-cell>
              <table:table-cell office:value-type="float" office:value="2.45572673156858">
                <text:p>2.45572673156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0488866288215">
                <text:p>0.930488866288215</text:p>
              </table:table-cell>
              <table:table-cell office:value-type="float" office:value="9.80666372925043">
                <text:p>9.80666372925043</text:p>
              </table:table-cell>
              <table:table-cell office:value-type="float" office:value="3.13418009318411">
                <text:p>3.13418009318411</text:p>
              </table:table-cell>
              <table:table-cell office:value-type="float" office:value="6.69884867966175">
                <text:p>6.69884867966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095896858722">
                <text:p>0.68095896858722</text:p>
              </table:table-cell>
              <table:table-cell office:value-type="float" office:value="7.82876834273338">
                <text:p>7.82876834273338</text:p>
              </table:table-cell>
              <table:table-cell office:value-type="float" office:value="24.3219211697578">
                <text:p>24.3219211697578</text:p>
              </table:table-cell>
              <table:table-cell office:value-type="float" office:value="2.90291081182659">
                <text:p>2.90291081182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84426791966">
                <text:p>1.0184426791966</text:p>
              </table:table-cell>
              <table:table-cell office:value-type="float" office:value="14.2092611640692">
                <text:p>14.2092611640692</text:p>
              </table:table-cell>
              <table:table-cell office:value-type="float" office:value="23.0777692049742">
                <text:p>23.0777692049742</text:p>
              </table:table-cell>
              <table:table-cell office:value-type="float" office:value="3.98079631850123">
                <text:p>3.98079631850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5278410501778">
                <text:p>0.375278410501778</text:p>
              </table:table-cell>
              <table:table-cell office:value-type="float" office:value="11.1397420987487">
                <text:p>11.1397420987487</text:p>
              </table:table-cell>
              <table:table-cell office:value-type="float" office:value="18.2861443608999">
                <text:p>18.2861443608999</text:p>
              </table:table-cell>
              <table:table-cell office:value-type="float" office:value="2.86554894410074">
                <text:p>2.86554894410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5338440891355">
                <text:p>0.515338440891355</text:p>
              </table:table-cell>
              <table:table-cell office:value-type="float" office:value="19.7434779256582">
                <text:p>19.7434779256582</text:p>
              </table:table-cell>
              <table:table-cell office:value-type="float" office:value="13.5495150461793">
                <text:p>13.5495150461793</text:p>
              </table:table-cell>
              <table:table-cell office:value-type="float" office:value="5.13139180839062">
                <text:p>5.13139180839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6336195636541">
                <text:p>0.266336195636541</text:p>
              </table:table-cell>
              <table:table-cell office:value-type="float" office:value="12.4085964635015">
                <text:p>12.4085964635015</text:p>
              </table:table-cell>
              <table:table-cell office:value-type="float" office:value="3.01487441174686">
                <text:p>3.01487441174686</text:p>
              </table:table-cell>
              <table:table-cell office:value-type="float" office:value="1.16152502596378">
                <text:p>1.16152502596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871677255258">
                <text:p>0.26871677255258</text:p>
              </table:table-cell>
              <table:table-cell office:value-type="float" office:value="7.87034537643194">
                <text:p>7.87034537643194</text:p>
              </table:table-cell>
              <table:table-cell office:value-type="float" office:value="13.743108138442">
                <text:p>13.743108138442</text:p>
              </table:table-cell>
              <table:table-cell office:value-type="float" office:value="2.96474690549076">
                <text:p>2.96474690549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18460321170278">
                <text:p>0.0818460321170278</text:p>
              </table:table-cell>
              <table:table-cell office:value-type="float" office:value="0.911090581212193">
                <text:p>0.911090581212193</text:p>
              </table:table-cell>
              <table:table-cell office:value-type="float" office:value="0.349365058355033">
                <text:p>0.349365058355033</text:p>
              </table:table-cell>
              <table:table-cell office:value-type="float" office:value="0.282577646430582">
                <text:p>0.282577646430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